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028585BCFC68647B3F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, serif"/>
    <style:font-face style:name="Verdana" svg:font-family="Verdana, Arial, Helvetica, sans-serif"/>
  </office:font-face-decls>
  <office:automatic-styles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8.49cm"/>
    </style:style>
    <style:style style:name="Tabela1.C" style:family="table-column">
      <style:table-column-properties style:column-width="0.474cm"/>
    </style:style>
    <style:style style:name="Tabela1.D" style:family="table-column">
      <style:table-column-properties style:column-width="0.843cm"/>
    </style:style>
    <style:style style:name="Tabela1.E" style:family="table-column">
      <style:table-column-properties style:column-width="5.939cm"/>
    </style:style>
    <style:style style:name="Tabela1.A1" style:family="table-cell">
      <style:table-cell-properties fo:padding-left="0.191cm" fo:padding-right="0.191cm" fo:padding-top="0.049cm" fo:padding-bottom="0.049cm" fo:border="1pt solid #000000"/>
    </style:style>
    <style:style style:name="Tabe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" style:family="table">
      <style:table-properties style:width="16.378cm" table:align="left"/>
    </style:style>
    <style:style style:name="Tabela2.A" style:family="table-column">
      <style:table-column-properties style:column-width="4.323cm"/>
    </style:style>
    <style:style style:name="Tabela2.B" style:family="table-column">
      <style:table-column-properties style:column-width="4.112cm"/>
    </style:style>
    <style:style style:name="Tabela2.C" style:family="table-column">
      <style:table-column-properties style:column-width="3.956cm"/>
    </style:style>
    <style:style style:name="Tabela2.D" style:family="table-column">
      <style:table-column-properties style:column-width="3.986cm"/>
    </style:style>
    <style:style style:name="Tabela2.A1" style:family="table-cell">
      <style:table-cell-properties fo:padding-left="0.191cm" fo:padding-right="0.191cm" fo:padding-top="0.049cm" fo:padding-bottom="0.049cm" fo:border="1pt solid #000000"/>
    </style:style>
    <style:style style:name="Tabela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3" style:family="table">
      <style:table-properties style:width="16.51cm" table:align="left"/>
    </style:style>
    <style:style style:name="Tabela3.A" style:family="table-column">
      <style:table-column-properties style:column-width="16.404cm"/>
    </style:style>
    <style:style style:name="Tabela3.B" style:family="table-column">
      <style:table-column-properties style:column-width="0.106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6.51cm" table:align="left"/>
    </style:style>
    <style:style style:name="Tabela4.A" style:family="table-column">
      <style:table-column-properties style:column-width="1.609cm"/>
    </style:style>
    <style:style style:name="Tabela4.B" style:family="table-column">
      <style:table-column-properties style:column-width="14.901cm"/>
    </style:style>
    <style:style style:name="Tabela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5" style:family="table">
      <style:table-properties style:width="14.605cm" table:align="left"/>
    </style:style>
    <style:style style:name="Tabela5.A" style:family="table-column">
      <style:table-column-properties style:column-width="1.609cm"/>
    </style:style>
    <style:style style:name="Tabela5.B" style:family="table-column">
      <style:table-column-properties style:column-width="12.996cm"/>
    </style:style>
    <style:style style:name="Tabela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6" style:family="table">
      <style:table-properties style:width="14.605cm" table:align="left"/>
    </style:style>
    <style:style style:name="Tabela6.A" style:family="table-column">
      <style:table-column-properties style:column-width="1.609cm"/>
    </style:style>
    <style:style style:name="Tabela6.B" style:family="table-column">
      <style:table-column-properties style:column-width="12.996cm"/>
    </style:style>
    <style:style style:name="Tabela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7" style:family="table">
      <style:table-properties style:width="16.06cm" table:align="left"/>
    </style:style>
    <style:style style:name="Tabela7.A" style:family="table-column">
      <style:table-column-properties style:column-width="16.06cm"/>
    </style:style>
    <style:style style:name="Tabela7.A1" style:family="table-cell">
      <style:table-cell-properties fo:padding-left="0.191cm" fo:padding-right="0.191cm" fo:padding-top="0.049cm" fo:padding-bottom="0.049cm" fo:border="1pt solid #000000"/>
    </style:style>
    <style:style style:name="Tabela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6.378cm" table:align="left"/>
    </style:style>
    <style:style style:name="Tabela8.A" style:family="table-column">
      <style:table-column-properties style:column-width="1.027cm"/>
    </style:style>
    <style:style style:name="Tabela8.B" style:family="table-column">
      <style:table-column-properties style:column-width="5.36cm"/>
    </style:style>
    <style:style style:name="Tabela8.C" style:family="table-column">
      <style:table-column-properties style:column-width="0.737cm"/>
    </style:style>
    <style:style style:name="Tabela8.E" style:family="table-column">
      <style:table-column-properties style:column-width="8.227cm"/>
    </style:style>
    <style:style style:name="Tabela8.A1" style:family="table-cell">
      <style:table-cell-properties fo:padding-left="0.191cm" fo:padding-right="0.191cm" fo:padding-top="0.049cm" fo:padding-bottom="0.049cm" fo:border="1pt solid #000000"/>
    </style:style>
    <style:style style:name="Tabela8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8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" style:family="table">
      <style:table-properties style:width="14.737cm" table:align="center"/>
    </style:style>
    <style:style style:name="Tabela9.A" style:family="table-column">
      <style:table-column-properties style:column-width="0.9cm"/>
    </style:style>
    <style:style style:name="Tabela9.B" style:family="table-column">
      <style:table-column-properties style:column-width="1.349cm"/>
    </style:style>
    <style:style style:name="Tabela9.C" style:family="table-column">
      <style:table-column-properties style:column-width="1.402cm"/>
    </style:style>
    <style:style style:name="Tabela9.D" style:family="table-column">
      <style:table-column-properties style:column-width="1.561cm"/>
    </style:style>
    <style:style style:name="Tabela9.E" style:family="table-column">
      <style:table-column-properties style:column-width="1.588cm"/>
    </style:style>
    <style:style style:name="Tabela9.F" style:family="table-column">
      <style:table-column-properties style:column-width="2.619cm"/>
    </style:style>
    <style:style style:name="Tabela9.G" style:family="table-column">
      <style:table-column-properties style:column-width="3.069cm"/>
    </style:style>
    <style:style style:name="Tabela9.H" style:family="table-column">
      <style:table-column-properties style:column-width="2.249cm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9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9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9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9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0" style:family="table">
      <style:table-properties style:width="16.351cm" table:align="left"/>
    </style:style>
    <style:style style:name="Tabela10.A" style:family="table-column">
      <style:table-column-properties style:column-width="6.038cm"/>
    </style:style>
    <style:style style:name="Tabela10.B" style:family="table-column">
      <style:table-column-properties style:column-width="10.313cm"/>
    </style:style>
    <style:style style:name="Tabela10.A1" style:family="table-cell">
      <style:table-cell-properties fo:padding="0.049cm" fo:border="1pt solid #000000"/>
    </style:style>
    <style:style style:name="Tabela11" style:family="table">
      <style:table-properties style:width="10.081cm" table:align="left"/>
    </style:style>
    <style:style style:name="Tabela11.A" style:family="table-column">
      <style:table-column-properties style:column-width="10.081cm"/>
    </style:style>
    <style:style style:name="Tabela11.A1" style:family="table-cell">
      <style:table-cell-properties fo:padding-left="0.191cm" fo:padding-right="0.191cm" fo:padding-top="0.049cm" fo:padding-bottom="0.049cm" fo:border="1pt solid #000000"/>
    </style:style>
    <style:style style:name="Tabela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4.975cm" table:align="left"/>
    </style:style>
    <style:style style:name="Tabela12.A" style:family="table-column">
      <style:table-column-properties style:column-width="1.605cm"/>
    </style:style>
    <style:style style:name="Tabela12.B" style:family="table-column">
      <style:table-column-properties style:column-width="13.37cm"/>
    </style:style>
    <style:style style:name="Tabela12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4" style:family="table">
      <style:table-properties style:width="16.51cm" table:align="left"/>
    </style:style>
    <style:style style:name="Tabela4.A" style:family="table-column">
      <style:table-column-properties style:column-width="1.609cm"/>
    </style:style>
    <style:style style:name="Tabela4.B" style:family="table-column">
      <style:table-column-properties style:column-width="14.901cm"/>
    </style:style>
    <style:style style:name="Tabela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5" style:family="table">
      <style:table-properties style:width="14.605cm" table:align="left"/>
    </style:style>
    <style:style style:name="Tabela5.A" style:family="table-column">
      <style:table-column-properties style:column-width="1.609cm"/>
    </style:style>
    <style:style style:name="Tabela5.B" style:family="table-column">
      <style:table-column-properties style:column-width="12.996cm"/>
    </style:style>
    <style:style style:name="Tabela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6" style:family="table">
      <style:table-properties style:width="14.605cm" table:align="left"/>
    </style:style>
    <style:style style:name="Tabela6.A" style:family="table-column">
      <style:table-column-properties style:column-width="1.609cm"/>
    </style:style>
    <style:style style:name="Tabela6.B" style:family="table-column">
      <style:table-column-properties style:column-width="12.996cm"/>
    </style:style>
    <style:style style:name="Tabela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7" style:family="table">
      <style:table-properties style:width="16.06cm" table:align="left"/>
    </style:style>
    <style:style style:name="Tabela7.A" style:family="table-column">
      <style:table-column-properties style:column-width="16.06cm"/>
    </style:style>
    <style:style style:name="Tabela7.A1" style:family="table-cell">
      <style:table-cell-properties fo:padding-left="0.191cm" fo:padding-right="0.191cm" fo:padding-top="0.049cm" fo:padding-bottom="0.049cm" fo:border="1pt solid #000000"/>
    </style:style>
    <style:style style:name="Tabela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6.378cm" table:align="left"/>
    </style:style>
    <style:style style:name="Tabela8.A" style:family="table-column">
      <style:table-column-properties style:column-width="1.027cm"/>
    </style:style>
    <style:style style:name="Tabela8.B" style:family="table-column">
      <style:table-column-properties style:column-width="5.36cm"/>
    </style:style>
    <style:style style:name="Tabela8.C" style:family="table-column">
      <style:table-column-properties style:column-width="0.737cm"/>
    </style:style>
    <style:style style:name="Tabela8.E" style:family="table-column">
      <style:table-column-properties style:column-width="8.227cm"/>
    </style:style>
    <style:style style:name="Tabela8.A1" style:family="table-cell">
      <style:table-cell-properties fo:padding-left="0.191cm" fo:padding-right="0.191cm" fo:padding-top="0.049cm" fo:padding-bottom="0.049cm" fo:border="1pt solid #000000"/>
    </style:style>
    <style:style style:name="Tabela8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8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" style:family="table">
      <style:table-properties style:width="14.737cm" table:align="center"/>
    </style:style>
    <style:style style:name="Tabela9.A" style:family="table-column">
      <style:table-column-properties style:column-width="0.9cm"/>
    </style:style>
    <style:style style:name="Tabela9.B" style:family="table-column">
      <style:table-column-properties style:column-width="1.349cm"/>
    </style:style>
    <style:style style:name="Tabela9.C" style:family="table-column">
      <style:table-column-properties style:column-width="1.402cm"/>
    </style:style>
    <style:style style:name="Tabela9.D" style:family="table-column">
      <style:table-column-properties style:column-width="1.561cm"/>
    </style:style>
    <style:style style:name="Tabela9.E" style:family="table-column">
      <style:table-column-properties style:column-width="1.588cm"/>
    </style:style>
    <style:style style:name="Tabela9.F" style:family="table-column">
      <style:table-column-properties style:column-width="2.619cm"/>
    </style:style>
    <style:style style:name="Tabela9.G" style:family="table-column">
      <style:table-column-properties style:column-width="3.069cm"/>
    </style:style>
    <style:style style:name="Tabela9.H" style:family="table-column">
      <style:table-column-properties style:column-width="2.249cm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9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9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9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9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9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9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0" style:family="table">
      <style:table-properties style:width="16.351cm" table:align="left"/>
    </style:style>
    <style:style style:name="Tabela10.A" style:family="table-column">
      <style:table-column-properties style:column-width="6.038cm"/>
    </style:style>
    <style:style style:name="Tabela10.B" style:family="table-column">
      <style:table-column-properties style:column-width="10.313cm"/>
    </style:style>
    <style:style style:name="Tabela10.A1" style:family="table-cell">
      <style:table-cell-properties fo:padding="0.049cm" fo:border="1pt solid #000000"/>
    </style:style>
    <style:style style:name="Tabela11" style:family="table">
      <style:table-properties style:width="10.081cm" table:align="left"/>
    </style:style>
    <style:style style:name="Tabela11.A" style:family="table-column">
      <style:table-column-properties style:column-width="10.081cm"/>
    </style:style>
    <style:style style:name="Tabela11.A1" style:family="table-cell">
      <style:table-cell-properties fo:padding-left="0.191cm" fo:padding-right="0.191cm" fo:padding-top="0.049cm" fo:padding-bottom="0.049cm" fo:border="1pt solid #000000"/>
    </style:style>
    <style:style style:name="Tabela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4.975cm" table:align="left"/>
    </style:style>
    <style:style style:name="Tabela12.A" style:family="table-column">
      <style:table-column-properties style:column-width="1.605cm"/>
    </style:style>
    <style:style style:name="Tabela12.B" style:family="table-column">
      <style:table-column-properties style:column-width="13.37cm"/>
    </style:style>
    <style:style style:name="Tabela12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3" style:family="table">
      <style:table-properties style:width="15.487cm" table:align="left"/>
    </style:style>
    <style:style style:name="Tabela13.A" style:family="table-column">
      <style:table-column-properties style:column-width="15.381cm"/>
    </style:style>
    <style:style style:name="Tabela13.B" style:family="table-column">
      <style:table-column-properties style:column-width="0.106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4.605cm" table:align="left"/>
    </style:style>
    <style:style style:name="Tabela14.A" style:family="table-column">
      <style:table-column-properties style:column-width="1.609cm"/>
    </style:style>
    <style:style style:name="Tabela14.B" style:family="table-column">
      <style:table-column-properties style:column-width="12.996cm"/>
    </style:style>
    <style:style style:name="Tabela1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4" style:family="table">
      <style:table-properties style:width="14.605cm" table:align="left"/>
    </style:style>
    <style:style style:name="Tabela14.A" style:family="table-column">
      <style:table-column-properties style:column-width="1.609cm"/>
    </style:style>
    <style:style style:name="Tabela14.B" style:family="table-column">
      <style:table-column-properties style:column-width="12.996cm"/>
    </style:style>
    <style:style style:name="Tabela14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5" style:family="table">
      <style:table-properties style:width="15.487cm" table:align="left"/>
    </style:style>
    <style:style style:name="Tabela15.A" style:family="table-column">
      <style:table-column-properties style:column-width="15.381cm"/>
    </style:style>
    <style:style style:name="Tabela15.B" style:family="table-column">
      <style:table-column-properties style:column-width="0.106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4.605cm" table:align="left"/>
    </style:style>
    <style:style style:name="Tabela16.A" style:family="table-column">
      <style:table-column-properties style:column-width="1.609cm"/>
    </style:style>
    <style:style style:name="Tabela16.B" style:family="table-column">
      <style:table-column-properties style:column-width="12.996cm"/>
    </style:style>
    <style:style style:name="Tabela1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4.737cm" table:align="center"/>
    </style:style>
    <style:style style:name="Tabela17.A" style:family="table-column">
      <style:table-column-properties style:column-width="0.9cm"/>
    </style:style>
    <style:style style:name="Tabela17.B" style:family="table-column">
      <style:table-column-properties style:column-width="1.349cm"/>
    </style:style>
    <style:style style:name="Tabela17.C" style:family="table-column">
      <style:table-column-properties style:column-width="1.402cm"/>
    </style:style>
    <style:style style:name="Tabela17.D" style:family="table-column">
      <style:table-column-properties style:column-width="1.561cm"/>
    </style:style>
    <style:style style:name="Tabela17.E" style:family="table-column">
      <style:table-column-properties style:column-width="1.588cm"/>
    </style:style>
    <style:style style:name="Tabela17.F" style:family="table-column">
      <style:table-column-properties style:column-width="2.619cm"/>
    </style:style>
    <style:style style:name="Tabela17.G" style:family="table-column">
      <style:table-column-properties style:column-width="3.069cm"/>
    </style:style>
    <style:style style:name="Tabela17.H" style:family="table-column">
      <style:table-column-properties style:column-width="2.249cm"/>
    </style:style>
    <style:style style:name="Tabela17.A1" style:family="table-cell">
      <style:table-cell-properties style:vertical-align="middle" fo:padding="0cm" fo:border="none"/>
    </style:style>
    <style:style style:name="Tabela17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7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17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17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7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6" style:family="table">
      <style:table-properties style:width="14.605cm" table:align="left"/>
    </style:style>
    <style:style style:name="Tabela16.A" style:family="table-column">
      <style:table-column-properties style:column-width="1.609cm"/>
    </style:style>
    <style:style style:name="Tabela16.B" style:family="table-column">
      <style:table-column-properties style:column-width="12.996cm"/>
    </style:style>
    <style:style style:name="Tabela16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4.737cm" table:align="center"/>
    </style:style>
    <style:style style:name="Tabela17.A" style:family="table-column">
      <style:table-column-properties style:column-width="0.9cm"/>
    </style:style>
    <style:style style:name="Tabela17.B" style:family="table-column">
      <style:table-column-properties style:column-width="1.349cm"/>
    </style:style>
    <style:style style:name="Tabela17.C" style:family="table-column">
      <style:table-column-properties style:column-width="1.402cm"/>
    </style:style>
    <style:style style:name="Tabela17.D" style:family="table-column">
      <style:table-column-properties style:column-width="1.561cm"/>
    </style:style>
    <style:style style:name="Tabela17.E" style:family="table-column">
      <style:table-column-properties style:column-width="1.588cm"/>
    </style:style>
    <style:style style:name="Tabela17.F" style:family="table-column">
      <style:table-column-properties style:column-width="2.619cm"/>
    </style:style>
    <style:style style:name="Tabela17.G" style:family="table-column">
      <style:table-column-properties style:column-width="3.069cm"/>
    </style:style>
    <style:style style:name="Tabela17.H" style:family="table-column">
      <style:table-column-properties style:column-width="2.249cm"/>
    </style:style>
    <style:style style:name="Tabela17.A1" style:family="table-cell">
      <style:table-cell-properties style:vertical-align="middle" fo:padding="0cm" fo:border="none"/>
    </style:style>
    <style:style style:name="Tabela17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7.D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Tabela17.F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17.G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H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7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7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7.G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6.06cm" table:align="left"/>
    </style:style>
    <style:style style:name="Tabela18.A" style:family="table-column">
      <style:table-column-properties style:column-width="15.506cm"/>
    </style:style>
    <style:style style:name="Tabela18.B" style:family="table-column">
      <style:table-column-properties style:column-width="0.554cm"/>
    </style:style>
    <style:style style:name="Tabela18.A1" style:family="table-cell">
      <style:table-cell-properties style:vertical-align="middle"/>
    </style:style>
    <style:style style:name="Tabela19" style:family="table">
      <style:table-properties style:width="16.06cm" table:align="left"/>
    </style:style>
    <style:style style:name="Tabela19.A" style:family="table-column">
      <style:table-column-properties style:column-width="16.06cm"/>
    </style:style>
    <style:style style:name="Tabela19.A1" style:family="table-cell">
      <style:table-cell-properties fo:padding-left="0.191cm" fo:padding-right="0.191cm" fo:padding-top="0.049cm" fo:padding-bottom="0.049cm" fo:border="1pt solid #000000"/>
    </style:style>
    <style:style style:name="Tabela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9" style:family="table">
      <style:table-properties style:width="16.06cm" table:align="left"/>
    </style:style>
    <style:style style:name="Tabela19.A" style:family="table-column">
      <style:table-column-properties style:column-width="16.06cm"/>
    </style:style>
    <style:style style:name="Tabela19.A1" style:family="table-cell">
      <style:table-cell-properties fo:padding-left="0.191cm" fo:padding-right="0.191cm" fo:padding-top="0.049cm" fo:padding-bottom="0.049cm" fo:border="1pt solid #000000"/>
    </style:style>
    <style:style style:name="Tabela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0" style:family="table">
      <style:table-properties style:width="14.605cm" table:align="left"/>
    </style:style>
    <style:style style:name="Tabela20.A" style:family="table-column">
      <style:table-column-properties style:column-width="14.065cm"/>
    </style:style>
    <style:style style:name="Tabela20.B" style:family="table-column">
      <style:table-column-properties style:column-width="0.54cm"/>
    </style:style>
    <style:style style:name="Tabela20.A1" style:family="table-cell">
      <style:table-cell-properties style:vertical-align="middle"/>
    </style:style>
    <style:style style:name="Tabela21" style:family="table">
      <style:table-properties style:width="14.605cm" table:align="left"/>
    </style:style>
    <style:style style:name="Tabela21.A" style:family="table-column">
      <style:table-column-properties style:column-width="1.609cm"/>
    </style:style>
    <style:style style:name="Tabela21.B" style:family="table-column">
      <style:table-column-properties style:column-width="12.996cm"/>
    </style:style>
    <style:style style:name="Tabela21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4.605cm" table:align="left"/>
    </style:style>
    <style:style style:name="Tabela21.A" style:family="table-column">
      <style:table-column-properties style:column-width="1.609cm"/>
    </style:style>
    <style:style style:name="Tabela21.B" style:family="table-column">
      <style:table-column-properties style:column-width="12.996cm"/>
    </style:style>
    <style:style style:name="Tabela21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487cm" table:align="left"/>
    </style:style>
    <style:style style:name="Tabela22.A" style:family="table-column">
      <style:table-column-properties style:column-width="15.381cm"/>
    </style:style>
    <style:style style:name="Tabela22.B" style:family="table-column">
      <style:table-column-properties style:column-width="0.106cm"/>
    </style:style>
    <style:style style:name="Tabela22.A1" style:family="table-cell">
      <style:table-cell-properties style:vertical-align="middle"/>
    </style:style>
    <style:style style:name="Tabela23" style:family="table">
      <style:table-properties style:width="14.605cm" table:align="left"/>
    </style:style>
    <style:style style:name="Tabela23.A" style:family="table-column">
      <style:table-column-properties style:column-width="1.609cm"/>
    </style:style>
    <style:style style:name="Tabela23.B" style:family="table-column">
      <style:table-column-properties style:column-width="12.996cm"/>
    </style:style>
    <style:style style:name="Tabela23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3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3" style:family="table">
      <style:table-properties style:width="14.605cm" table:align="left"/>
    </style:style>
    <style:style style:name="Tabela23.A" style:family="table-column">
      <style:table-column-properties style:column-width="1.609cm"/>
    </style:style>
    <style:style style:name="Tabela23.B" style:family="table-column">
      <style:table-column-properties style:column-width="12.996cm"/>
    </style:style>
    <style:style style:name="Tabela23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3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4" style:family="table">
      <style:table-properties style:width="16.113cm" table:align="left"/>
    </style:style>
    <style:style style:name="Tabela24.A" style:family="table-column">
      <style:table-column-properties style:column-width="16.007cm"/>
    </style:style>
    <style:style style:name="Tabela24.B" style:family="table-column">
      <style:table-column-properties style:column-width="0.106cm"/>
    </style:style>
    <style:style style:name="Tabela24.A1" style:family="table-cell">
      <style:table-cell-properties style:vertical-align="middle"/>
    </style:style>
    <style:style style:name="Tabela25" style:family="table">
      <style:table-properties style:width="14.605cm" table:align="left"/>
    </style:style>
    <style:style style:name="Tabela25.A" style:family="table-column">
      <style:table-column-properties style:column-width="1.609cm"/>
    </style:style>
    <style:style style:name="Tabela25.B" style:family="table-column">
      <style:table-column-properties style:column-width="12.996cm"/>
    </style:style>
    <style:style style:name="Tabela2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6" style:family="table">
      <style:table-properties style:width="16.113cm" table:align="center"/>
    </style:style>
    <style:style style:name="Tabela26.A" style:family="table-column">
      <style:table-column-properties style:column-width="1.028cm"/>
    </style:style>
    <style:style style:name="Tabela26.B" style:family="table-column">
      <style:table-column-properties style:column-width="1.766cm"/>
    </style:style>
    <style:style style:name="Tabela26.C" style:family="table-column">
      <style:table-column-properties style:column-width="1.898cm"/>
    </style:style>
    <style:style style:name="Tabela26.D" style:family="table-column">
      <style:table-column-properties style:column-width="3.796cm"/>
    </style:style>
    <style:style style:name="Tabela26.F" style:family="table-column">
      <style:table-column-properties style:column-width="3.829cm"/>
    </style:style>
    <style:style style:name="Tabela26.A1" style:family="table-cell">
      <style:table-cell-properties style:vertical-align="middle" fo:padding="0cm" fo:border="none"/>
    </style:style>
    <style:style style:name="Tabela26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26.C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26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25" style:family="table">
      <style:table-properties style:width="14.605cm" table:align="left"/>
    </style:style>
    <style:style style:name="Tabela25.A" style:family="table-column">
      <style:table-column-properties style:column-width="1.609cm"/>
    </style:style>
    <style:style style:name="Tabela25.B" style:family="table-column">
      <style:table-column-properties style:column-width="12.996cm"/>
    </style:style>
    <style:style style:name="Tabela25.A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25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6" style:family="table">
      <style:table-properties style:width="16.113cm" table:align="center"/>
    </style:style>
    <style:style style:name="Tabela26.A" style:family="table-column">
      <style:table-column-properties style:column-width="1.028cm"/>
    </style:style>
    <style:style style:name="Tabela26.B" style:family="table-column">
      <style:table-column-properties style:column-width="1.766cm"/>
    </style:style>
    <style:style style:name="Tabela26.C" style:family="table-column">
      <style:table-column-properties style:column-width="1.898cm"/>
    </style:style>
    <style:style style:name="Tabela26.D" style:family="table-column">
      <style:table-column-properties style:column-width="3.796cm"/>
    </style:style>
    <style:style style:name="Tabela26.F" style:family="table-column">
      <style:table-column-properties style:column-width="3.829cm"/>
    </style:style>
    <style:style style:name="Tabela26.A1" style:family="table-cell">
      <style:table-cell-properties style:vertical-align="middle" fo:padding="0cm" fo:border="none"/>
    </style:style>
    <style:style style:name="Tabela26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26.C1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ela26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P1" style:family="paragraph" style:parent-style-name="Standard">
      <style:text-properties fo:font-variant="normal" fo:text-transform="none" fo:color="#666666" loext:opacity="100%" fo:letter-spacing="normal"/>
    </style:style>
    <style:style style:name="P2" style:family="paragraph" style:parent-style-name="Standard">
      <style:text-properties officeooo:paragraph-rsid="000a5305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officeooo:paragraph-rsid="000bf233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able_20_Contents">
      <style:paragraph-properties fo:margin-top="0cm" fo:margin-bottom="0.499cm" style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top="0cm" fo:margin-bottom="0.499cm" style:contextual-spacing="false"/>
      <style:text-properties fo:color="#666666" loext:opacity="100%"/>
    </style:style>
    <style:style style:name="P10" style:family="paragraph" style:parent-style-name="Table_20_Contents">
      <style:text-properties fo:color="#666666" loext:opacity="100%" style:font-name="Verdana" fo:font-size="10pt"/>
    </style:style>
    <style:style style:name="P11" style:family="paragraph" style:parent-style-name="Table_20_Contents">
      <style:paragraph-properties fo:margin-left="4.117cm" fo:margin-right="2cm" fo:margin-top="0cm" fo:margin-bottom="0.499cm" style:contextual-spacing="false" fo:text-align="start" style:justify-single-word="false" fo:text-indent="0cm" style:auto-text-indent="false" fo:padding="0cm" fo:border="none"/>
    </style:style>
    <style:style style:name="P12" style:family="paragraph" style:parent-style-name="Table_20_Contents">
      <style:paragraph-properties fo:margin-top="0cm" fo:margin-bottom="0.499cm" style:contextual-spacing="false"/>
      <style:text-properties style:font-name="Times New Roman1" fo:font-size="12pt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1" fo:font-size="12pt"/>
    </style:style>
    <style:style style:name="P14" style:family="paragraph" style:parent-style-name="Table_20_Contents">
      <style:text-properties fo:font-weight="bold"/>
    </style:style>
    <style:style style:name="P15" style:family="paragraph" style:parent-style-name="Table_20_Contents">
      <style:text-properties fo:color="#000000" loext:opacity="100%" fo:font-size="2pt" style:font-size-asian="2pt" style:font-size-complex="2pt"/>
    </style:style>
    <style:style style:name="P16" style:family="paragraph" style:parent-style-name="Table_20_Contents">
      <style:text-properties fo:color="#000000" loext:opacity="100%"/>
    </style:style>
    <style:style style:name="P17" style:family="paragraph" style:parent-style-name="Table_20_Contents">
      <style:paragraph-properties fo:margin-top="0cm" fo:margin-bottom="0.499cm" style:contextual-spacing="false"/>
      <style:text-properties fo:color="#000000" loext:opacity="100%"/>
    </style:style>
    <style:style style:name="P18" style:family="paragraph" style:parent-style-name="Table_20_Contents">
      <style:paragraph-properties fo:margin-left="2.058cm" fo:margin-right="1cm" fo:margin-top="0cm" fo:margin-bottom="0.499cm" style:contextual-spacing="false" fo:text-indent="0cm" style:auto-text-indent="false"/>
      <style:text-properties fo:color="#000000" loext:opacity="100%"/>
    </style:style>
    <style:style style:name="P19" style:family="paragraph" style:parent-style-name="Table_20_Contents">
      <style:text-properties fo:color="#000000" loext:opacity="100%" style:font-name="Verdana" fo:font-size="10pt"/>
    </style:style>
    <style:style style:name="P20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 style:font-name="Times New Roman1" fo:font-size="12pt"/>
    </style:style>
    <style:style style:name="P21" style:family="paragraph" style:parent-style-name="Table_20_Contents">
      <style:paragraph-properties fo:margin-top="0cm" fo:margin-bottom="0.499cm" style:contextual-spacing="false"/>
      <style:text-properties fo:color="#000000" loext:opacity="100%" style:font-name="Times New Roman1" fo:font-size="12pt"/>
    </style:style>
    <style:style style:name="P22" style:family="paragraph" style:parent-style-name="Table_20_Contents">
      <style:text-properties fo:color="#000000" loext:opacity="100%" fo:font-weight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</style:style>
    <style:style style:name="P24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variant="normal" fo:text-transform="none" fo:color="#666666" loext:opacity="100%" style:font-name="Verdana" fo:font-size="10pt" fo:letter-spacing="normal" fo:font-style="normal" fo:font-weight="normal"/>
    </style:style>
    <style:style style:name="T2" style:family="text">
      <style:text-properties fo:font-variant="normal" fo:text-transform="none" style:font-name="Verdana" fo:font-size="10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10pt" fo:letter-spacing="normal" fo:font-style="normal" fo:font-weight="normal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c9211e" loext:opacity="100%"/>
    </style:style>
    <style:style style:name="T6" style:family="text">
      <style:text-properties officeooo:rsid="000bf233"/>
    </style:style>
    <style:style style:name="T7" style:family="text">
      <style:text-properties style:font-name="Verdana" fo:font-size="10pt"/>
    </style:style>
    <style:style style:name="T8" style:family="text">
      <style:text-properties style:font-name="Verdana" fo:font-size="10pt" fo:font-weight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Verdana" fo:font-size="10pt" fo:font-weight="bold"/>
    </style:style>
    <style:style style:name="T11" style:family="text">
      <style:text-properties fo:color="#666666" loext:opacity="100%"/>
    </style:style>
    <style:style style:name="T12" style:family="text">
      <style:text-properties fo:color="#666666" loext:opacity="100%" style:font-name="Verdana" fo:font-size="10pt"/>
    </style:style>
    <style:style style:name="T13" style:family="text">
      <style:text-properties fo:color="#666666" loext:opacity="100%" style:font-name="Verdana" fo:font-size="10pt" fo:font-weight="bold"/>
    </style:style>
    <style:style style:name="T14" style:family="text">
      <style:text-properties fo:font-weight="bold"/>
    </style:style>
    <style:style style:name="T15" style:family="text">
      <style:text-properties fo:color="#ff9933" loext:opacity="100%"/>
    </style:style>
    <style:style style:name="T16" style:family="text">
      <style:text-properties fo:color="#ff9933" loext:opacity="100%" fo:font-weight="bold"/>
    </style:style>
    <style:style style:name="T17" style:family="text">
      <style:text-properties style:font-name="Times New Roman1" fo:font-size="12pt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1.085cm" fo:margin-right="0cm" fo:margin-top="0.079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oldura1" text:anchor-type="page" text:anchor-page-number="1" svg:x="1.085cm" svg:y="-0.053cm" svg:width="2.064cm" draw:z-index="9">
        <draw:text-box fo:min-height="0.053cm">
          <text:p text:style-name="P24"><draw:frame draw:style-name="fr3" draw:name="Imagem12" text:anchor-type="as-char" svg:width="2.064cm" svg:height="0.053cm" draw:z-index="10"><draw:image xlink:href="../../../../../../C:/Users/GUILHE~1.YAL/AppData/Local/Temp/msohtmlclip1/01/clip_image001.gif" xlink:type="simple" xlink:show="embed" xlink:actuate="onLoad"/></draw:frame></text:p>
        </draw:text-box>
      </draw:frame>
      <text:p text:style-name="P2">Unidade 03 - Módulo 01 <text:s/>Implicação Lógica</text:p>
      <text:p text:style-name="Standard">TESTE REALIZADO</text:p>
      <text:p text:style-name="Standard"/>
      <text:p text:style-name="Standard"><text:s/></text:p>
      <text:p text:style-name="P3">Questão1 <text:s/></text:p>
      <text:p text:style-name="P3"><text:s/></text:p>
      <text:p text:style-name="Standard"><text:s text:c="3"/></text:p>
      <text:p text:style-name="Standard">Verifique a implicação:</text:p>
      <text:p text:style-name="Standard"><text:s/></text:p>
      <text:p text:style-name="Standard"/>
      <text:p text:style-name="Standard">~(c v d) → e</text:p>
      <text:p text:style-name="Standard"/>
      <text:p text:style-name="Standard">~(c v d)</text:p>
      <text:p text:style-name="Standard"/>
      <text:p text:style-name="Standard"><text:s text:c="3"/>e</text:p>
      <text:p text:style-name="Standard"/>
      <text:p text:style-name="Standard"/>
      <text:p text:style-name="Standard">Complete as lacunas:</text:p>
      <text:p text:style-name="Standard"><text:s/></text:p>
      <text:p text:style-name="Standard"/>
      <text:p text:style-name="Standard">O resultado final da tabela verdade de (~(cvd)→e) ∧ ~(cvd) → e <text:s/>é ________________ e por isso é uma implicação ________________.</text:p>
      <text:p text:style-name="Standard"/>
      <text:p text:style-name="Standard"><text:s/></text:p>
      <text:p text:style-name="Standard">OBS: Ao construir um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3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P3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2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<text:s/>representam a mesma operação lógica, que é a condicional.</text:p>
      <text:p text:style-name="Standard"/>
      <text:p text:style-name="Standard"><text:soft-page-break/>( <text:s text:c="3"/>) A proposição P é implica na proposição Q apenas quando a condicional P→Q for tautológica.</text:p>
      <text:p text:style-name="Standard">( <text:s text:c="3"/>) Pode-se afirmar que P:p ∧ q ⇒ Q: p ↔ q, pois não há a ocorrência de F ⇒ V na mesma linha, quando comparados resultados finais das respectivas tabelas verdades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P3">4 - F V F</text:p>
      <text:p text:style-name="Standard">5 - F F V</text:p>
      <text:p text:style-name="Standard"><text:s/></text:p>
      <text:p text:style-name="P3">Sua resposta: F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nsidere o argumento abaixo:</text:p>
      <text:p text:style-name="Standard"/>
      <text:p text:style-name="Standard"/>
      <text:p text:style-name="Standard">Se X é par então o resultado de X dividido por 2 é par</text:p>
      <text:p text:style-name="Standard"/>
      <text:p text:style-name="Standard">1ª Premissa</text:p>
      <text:p text:style-name="Standard"/>
      <text:p text:style-name="Standard">X/2 não é par</text:p>
      <text:p text:style-name="Standard"/>
      <text:p text:style-name="Standard">2ª Premissa</text:p>
      <text:p text:style-name="Standard"/>
      <text:p text:style-name="Standard">_________________________________________________________________</text:p>
      <text:p text:style-name="Standard"/>
      <text:p text:style-name="Standard"><text:s/></text:p>
      <text:p text:style-name="Standard"/>
      <text:p text:style-name="Standard">Logo,?????????</text:p>
      <text:p text:style-name="Standard"/>
      <text:p text:style-name="Standard">Concluinte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premissa “Se X é par então o resultado de X dividido por 2 é par” é simbolicamente representada por (X é par)→(X/2 é par), isto é, p→q</text:p>
      <text:p text:style-name="Standard"><text:soft-page-break/>( <text:s text:c="3"/>) Considerando q: X/2 é par, pode-se representar a premissa “X/2 não é par” por ~q.</text:p>
      <text:p text:style-name="Standard">( <text:s text:c="3"/>) Considerando a regra de inferência Modus Tollens(MT), a concluinte será “Logo, X não é par”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F F F</text:p>
      <text:p text:style-name="Standard">3 - F F V</text:p>
      <text:p text:style-name="P3">4 - V V V</text:p>
      <text:p text:style-name="Standard">5 - F V F</text:p>
      <text:p text:style-name="Standard"><text:s/></text:p>
      <text:p text:style-name="P3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4 <text:s/></text:p>
      <text:p text:style-name="Standard"><text:s/></text:p>
      <text:p text:style-name="Standard"><text:s text:c="3"/></text:p>
      <text:p text:style-name="Standard">Verificar as implicações lógicas a seguir:</text:p>
      <text:p text:style-name="Standard"/>
      <text:p text:style-name="Standard"><text:s/></text:p>
      <text:p text:style-name="Standard"/>
      <text:p text:style-name="Standard">~(p ∨ q) → (~p ∨ ~q) ⇒ (p → ~q)</text:p>
      <text:p text:style-name="Standard"/>
      <text:p text:style-name="Standard"><text:s/></text:p>
      <text:p text:style-name="Standard"/>
      <text:p text:style-name="Standard">p → q ∧ ~s ⇒ q ∨ p → s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Considerando A: ~(p∨q)→(~p∨~q) e B: (p→~q), via tabela verdade é possível provar que A ⇒ B, pois a condicional A→B é uma tautologia.</text:p>
      <text:p text:style-name="Standard"/>
      <text:p text:style-name="Standard">( <text:s text:c="3"/>)</text:p>
      <text:p text:style-name="Standard"><text:soft-page-break/></text:p>
      <text:p text:style-name="Standard">Considerando A: p→q∧~s e B: q∨p→s, via tabela verdade é possível provar que não é válida a implicação A⇒B, pois a condicional A→B não é uma tautologia.</text:p>
      <text:p text:style-name="Standard"/>
      <text:p text:style-name="Standard">( <text:s text:c="3"/>)</text:p>
      <text:p text:style-name="Standard"/>
      <text:p text:style-name="Standard">A tabela verdade de (p→ q ∧~s) → (q∨p→s) resultou em uma contradição.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P4">1 - V F V</text:p>
      <text:p text:style-name="Standard">2 - V F F</text:p>
      <text:p text:style-name="Standard">3 - V V F</text:p>
      <text:p text:style-name="Standard">4 - V V V</text:p>
      <text:p text:style-name="Standard">5 - F V F</text:p>
      <text:p text:style-name="Standard"><text:s/></text:p>
      <text:p text:style-name="P4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>p ∧ q → r</text:p>
      <text:p text:style-name="P5">q → r ∧ s</text:p>
      <text:p text:style-name="P5">________________</text:p>
      <text:p text:style-name="Standard"><text:s text:c="5"/>~p v ~q</text:p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∧q→r)∧(q→r∧s)→(~pv~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P3">1 - FVVVVVVVVVVVVVVV, inválida.</text:p>
      <text:p text:style-name="Standard">2 - VVVVVVVVVVVVVFVV, inválida.</text:p>
      <text:p text:style-name="Standard">3 - VFVVVVVVVVVVVVVV, inválida.</text:p>
      <text:p text:style-name="Standard">4 - VVVVVVVVVVVVVVVV, inválida.</text:p>
      <text:p text:style-name="Standard">5 - VVVVVVVVVVVVVVVV, válida.</text:p>
      <text:p text:style-name="Standard"><text:s/></text:p>
      <text:p text:style-name="P3">Sua resposta: FVVVVVVVVVVVVVV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<text:s/></text:p>
      <text:p text:style-name="P4">Questão6 <text:s/></text:p>
      <text:p text:style-name="Standard"><text:s/></text:p>
      <text:p text:style-name="Standard"><text:s text:c="3"/></text:p>
      <text:p text:style-name="Standard">Relacione as colunas abaixo, considerando as denominadas Regras de Inferências:</text:p>
      <text:p text:style-name="Standard"/>
      <text:p text:style-name="Standard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7">1</text:p>
          </table:table-cell>
          <table:table-cell table:style-name="Tabela1.B1" office:value-type="string">
            <text:p text:style-name="P7">( p→q)∧( r→s )∧( p∨r ) ⇒ q∨s</text:p>
          </table:table-cell>
          <table:table-cell table:style-name="Tabela1.C1" office:value-type="string">
            <text:p text:style-name="P7"> </text:p>
          </table:table-cell>
          <table:table-cell table:style-name="Tabela1.B1" office:value-type="string">
            <text:p text:style-name="P7"> </text:p>
          </table:table-cell>
          <table:table-cell table:style-name="Tabela1.B1" office:value-type="string">
            <text:p text:style-name="P7">Silogismo Disjuntivo(SD)</text:p>
          </table:table-cell>
        </table:table-row>
        <table:table-row>
          <table:table-cell table:style-name="Tabela1.A2" office:value-type="string">
            <text:p text:style-name="P7">2</text:p>
          </table:table-cell>
          <table:table-cell table:style-name="Tabela1.B2" office:value-type="string">
            <text:p text:style-name="P7">( p∨q) ∧ ~q ⇒ p</text:p>
          </table:table-cell>
          <table:table-cell table:style-name="Tabela1.C1" office:value-type="string">
            <text:p text:style-name="P7"> </text:p>
          </table:table-cell>
          <table:table-cell table:style-name="Tabela1.B2" office:value-type="string">
            <text:p text:style-name="P7"> </text:p>
          </table:table-cell>
          <table:table-cell table:style-name="Tabela1.B2" office:value-type="string">
            <text:p text:style-name="P7">Silogismo Hipotético(SH)</text:p>
          </table:table-cell>
        </table:table-row>
        <table:table-row>
          <table:table-cell table:style-name="Tabela1.A2" office:value-type="string">
            <text:p text:style-name="P7">3</text:p>
          </table:table-cell>
          <table:table-cell table:style-name="Tabela1.B2" office:value-type="string">
            <text:p text:style-name="P7">( p→q )∧( r→s )∧( ~q∨~s ) ⇒ ~p∨~r</text:p>
          </table:table-cell>
          <table:table-cell table:style-name="Tabela1.C1" office:value-type="string">
            <text:p text:style-name="P7"> </text:p>
          </table:table-cell>
          <table:table-cell table:style-name="Tabela1.B2" office:value-type="string">
            <text:p text:style-name="P7"> </text:p>
          </table:table-cell>
          <table:table-cell table:style-name="Tabela1.B2" office:value-type="string">
            <text:p text:style-name="P7">Dilema Construtivo(DC)</text:p>
          </table:table-cell>
        </table:table-row>
        <table:table-row>
          <table:table-cell table:style-name="Tabela1.A2" office:value-type="string">
            <text:p text:style-name="P7">4</text:p>
          </table:table-cell>
          <table:table-cell table:style-name="Tabela1.B2" office:value-type="string">
            <text:p text:style-name="P7">( p→q)∧(q→r) ⇒ p→r</text:p>
          </table:table-cell>
          <table:table-cell table:style-name="Tabela1.C1" office:value-type="string">
            <text:p text:style-name="P7"> </text:p>
          </table:table-cell>
          <table:table-cell table:style-name="Tabela1.B2" office:value-type="string">
            <text:p text:style-name="P7"> </text:p>
          </table:table-cell>
          <table:table-cell table:style-name="Tabela1.B2" office:value-type="string">
            <text:p text:style-name="P7">Dilema Destrutivo(DD)</text:p>
          </table:table-cell>
        </table:table-row>
      </table:table>
      <text:p text:style-name="Text_20_body"><text:line-break/></text:p>
      <text:p text:style-name="Standard"/>
      <text:p text:style-name="Standard">Marque a alternativa correta:</text:p>
      <text:p text:style-name="Standard"/>
      <text:p text:style-name="Standard"><text:s/></text:p>
      <text:p text:style-name="P4">1 - 2,1,4,3</text:p>
      <text:p text:style-name="Standard">2 - 3,4,1,2</text:p>
      <text:p text:style-name="Standard">3 - 2,4,1,3</text:p>
      <text:p text:style-name="Standard">4 - 3,1,4,2</text:p>
      <text:p text:style-name="Standard">5 - 3,4,2,1</text:p>
      <text:p text:style-name="Standard"><text:s/></text:p>
      <text:p text:style-name="P4">Sua resposta: 2,1,4,3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7 <text:s/></text:p>
      <text:p text:style-name="Standard"><text:s/></text:p>
      <text:p text:style-name="Standard"><text:soft-page-break/><text:s text:c="3"/></text:p>
      <text:p text:style-name="Standard">Verifique se p é uma premissa conclusiva das premissas abaixo:</text:p>
      <text:p text:style-name="Standard"/>
      <text:p text:style-name="Standard">1. ~p v q</text:p>
      <text:p text:style-name="Standard"/>
      <text:p text:style-name="Standard">2. q v s</text:p>
      <text:p text:style-name="Standard"/>
      <text:p text:style-name="Standard">3. ~s</text:p>
      <text:p text:style-name="Standard"><text:s/></text:p>
      <text:p text:style-name="Standard"/>
      <text:p text:style-name="Standard">Isto é:</text:p>
      <text:p text:style-name="Standard"/>
      <text:p text:style-name="Standard">Verifique a implicação (~pvq)∧(qvs)∧~s ⇒ p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implicação (~pvq)∧(qvs)∧~s→p não é válida devido ao resultado da tabela verdade ser VVVVVFVV</text:p>
      <text:p text:style-name="Standard"/>
      <text:p text:style-name="Standard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Standard"/>
      <text:p text:style-name="Standard">( <text:s text:c="3"/>) Considere A: (~pvq)∧(qvs)∧~s→p e B: p. A implicação A⇒B não é válida pois na 6 linha da tabela verdade ocorreu a situação V⇒F, quando comparadas as colunas de A e de B.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4">1 - V V V</text:p>
      <text:p text:style-name="Standard">2 - V F F</text:p>
      <text:p text:style-name="Standard">3 - F F F</text:p>
      <text:p text:style-name="Standard">4 - F V V</text:p>
      <text:p text:style-name="Standard">5 - V F V</text:p>
      <text:p text:style-name="Standard"><text:s/></text:p>
      <text:p text:style-name="P4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8 <text:s/></text:p>
      <text:p text:style-name="Standard"><text:s/></text:p>
      <text:p text:style-name="Standard"><text:s text:c="3"/></text:p>
      <text:p text:style-name="Standard">Considere o argumento lógico abaixo:</text:p>
      <text:p text:style-name="Standard"><text:soft-page-break/></text:p>
      <text:p text:style-name="Standard">~p, q v s, s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verificação do argumento “p, q v s, s” significa verificar a validade de ~p∧(q v s)⇒s</text:p>
      <text:p text:style-name="Standard">( <text:s text:c="3"/>) É válido o argumento “p, q v s, s” pois a proposição ~p∧(qvs)→s é uma tautológica.</text:p>
      <text:p text:style-name="Standard">( <text:s text:c="3"/>)O argumento ~p∧(q v s)⇒s é a regra de inferência Silogismo Disjuntivo(SD)</text:p>
      <text:p text:style-name="Standard"/>
      <text:p text:style-name="Standard"><text:s text:c="2"/>Marque a alternativa correta:</text:p>
      <text:p text:style-name="Standard"/>
      <text:p text:style-name="Standard"><text:s/></text:p>
      <text:p text:style-name="P4">1 - VVF</text:p>
      <text:p text:style-name="Standard">2 - FFF</text:p>
      <text:p text:style-name="Standard">3 - VFF</text:p>
      <text:p text:style-name="Standard">4 - VVV</text:p>
      <text:p text:style-name="Standard">5 - FVF</text:p>
      <text:p text:style-name="Standard"><text:s/></text:p>
      <text:p text:style-name="P4">Sua resposta: VVF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1º <text:s/>Uma proposição qualquer P implica logicamente em outra proposição Q quando, e somente quando, a proposição Q é _________ todas as vezes que P for __________.</text:p>
      <text:p text:style-name="Standard"/>
      <text:p text:style-name="Standard">2º <text:s/>Na verificação da existência de Implicação Lógica P⇒Q, nas tabelas verdades de P e Q, não pode ocorrer _________ no resultado de P e __________ no resultado de Q, simultaneamente na mesma linha.</text:p>
      <text:p text:style-name="Standard"/>
      <text:p text:style-name="Standard"><text:s/></text:p>
      <text:p text:style-name="Standard">Marque a alternativa correta:</text:p>
      <text:p text:style-name="P4"/>
      <text:p text:style-name="P4"><text:s/></text:p>
      <text:p text:style-name="P4">1 - 1º. Verdade, Verdade; 2º. Verdade, Verdade.</text:p>
      <text:p text:style-name="Standard">2 - 1º. Verdade, Verdade; 2º. Verdade, Falsidade.</text:p>
      <text:p text:style-name="Standard">3 - 1º. Verdade, Falsidade; 2º. Verdade, Falsidade.</text:p>
      <text:p text:style-name="Standard">4 - 1º. Verdade, Falsidade; 2º. Verdade, Verdade.</text:p>
      <text:p text:style-name="Standard">5 - 1º. Verdade, Verdade; 2º. Falsidade, Verdade.</text:p>
      <text:p text:style-name="Standard"><text:s/></text:p>
      <text:p text:style-name="P4">Sua resposta: 1º. Verdade, Verdade; 2º. Verdade, Ver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Identifique quais são as Regras de Inferência representadas pelos argumentos abaixo: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~r</text:p>
            <text:p text:style-name="P7">s → r</text:p>
            <text:p text:style-name="P7">__________</text:p>
            <text:p text:style-name="P7">~s</text:p>
            <text:p text:style-name="P7"> </text:p>
          </table:table-cell>
          <table:table-cell table:style-name="Tabela2.B1" office:value-type="string">
            <text:p text:style-name="P7">p∨q</text:p>
            <text:p text:style-name="P7">~q</text:p>
            <text:p text:style-name="P7">_______</text:p>
            <text:p text:style-name="P7">p</text:p>
          </table:table-cell>
          <table:table-cell table:style-name="Tabela2.B1" office:value-type="string">
            <text:p text:style-name="P7">p → q</text:p>
            <text:p text:style-name="P7">r → s</text:p>
            <text:p text:style-name="P7">~q∨~s</text:p>
            <text:p text:style-name="P7">_________</text:p>
            <text:p text:style-name="P7">~p∨~r</text:p>
            <text:p text:style-name="P7"> </text:p>
          </table:table-cell>
          <table:table-cell table:style-name="Tabela2.B1" office:value-type="string">
            <text:p text:style-name="P7">p</text:p>
            <text:p text:style-name="P7">______</text:p>
            <text:p text:style-name="P7">p ∨ q</text:p>
          </table:table-cell>
        </table:table-row>
        <table:table-row>
          <table:table-cell table:style-name="Tabela2.A2" office:value-type="string">
            <text:p text:style-name="P7">I</text:p>
          </table:table-cell>
          <table:table-cell table:style-name="Tabela2.B2" office:value-type="string">
            <text:p text:style-name="P7">II</text:p>
          </table:table-cell>
          <table:table-cell table:style-name="Tabela2.B2" office:value-type="string">
            <text:p text:style-name="P7">III</text:p>
          </table:table-cell>
          <table:table-cell table:style-name="Tabela2.B2" office:value-type="string">
            <text:p text:style-name="P7">IV</text:p>
          </table:table-cell>
        </table:table-row>
      </table:table>
      <text:p text:style-name="Text_20_body"><text:line-break/>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4">1 - Modus Ponens (MP), II. Silogismo Hipotético (SH), III. Dilema Destrutivo (DD) e IV. Adição disjuntiva (AD).</text:p>
      <text:p text:style-name="Standard">2 - Modus Tollens (MT), II. Silogismo Disjuntivo (SD), III. Dilema Construtivo (DC) e IV. Adição disjuntiva (AD).</text:p>
      <text:p text:style-name="Standard">3 - Modus Tollens (MT), II. Silogismo Disjuntivo (SD), III. Dilema Destrutivo (DD) e IV. Simplificação Conjuntiva (SIM).</text:p>
      <text:p text:style-name="Standard">4 - Modus Tollens (MT), II. Silogismo Disjuntivo (SD), III. Dilema Destrutivo (DD) e IV. Adição disjuntiva (AD).</text:p>
      <text:p text:style-name="Standard">5 - Modus Ponens (MP), II. Silogismo Hipotético (SH), III. Dilema Destrutivo (DD) e IV. Adição disjuntiva (AD).</text:p>
      <text:p text:style-name="Standard"><text:s/></text:p>
      <text:p text:style-name="P4">Sua resposta: Modus Ponens (MP), II. Silogismo Hipotético (SH), III. Dilema Destrutivo (DD) e IV. Adição disjuntiva (AD)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>TESTE REALIZADO</text:p>
      <text:p text:style-name="Standard"/>
      <text:p text:style-name="Standard"><text:s/></text:p>
      <text:p text:style-name="Standard"><text:soft-page-break/>Questão1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/>
      <text:p text:style-name="Standard">p → ~q</text:p>
      <text:p text:style-name="Standard"/>
      <text:p text:style-name="Standard">~p → q</text:p>
      <text:p text:style-name="Standard"/>
      <text:p text:style-name="Standard">_______________</text:p>
      <text:p text:style-name="Standard"/>
      <text:p text:style-name="Standard"><text:s text:c="6"/>p∧q</text:p>
      <text:p text:style-name="Standard"/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→~q)∧(~p→q)→(p∧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FFV, inválida.</text:p>
      <text:p text:style-name="Standard">2 - VVFV, inválida.</text:p>
      <text:p text:style-name="Standard">3 - VFFF, inválida.</text:p>
      <text:p text:style-name="Standard">4 - FFFF, inválida.</text:p>
      <text:p text:style-name="Standard">5 - VVVV, válida.</text:p>
      <text:p text:style-name="Standard"><text:s/></text:p>
      <text:p text:style-name="Standard">Sua resposta: VFF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3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/>
      <text:p text:style-name="Standard"><text:soft-page-break/>(p ^ ~q ) v (q ^ <text:s/>~r)</text:p>
      <text:p text:style-name="Standard"/>
      <text:p text:style-name="Standard">~(p ^ <text:s/>~q) </text:p>
      <text:p text:style-name="Standard"/>
      <text:p text:style-name="Standard">q ^ ~r</text:p>
      <text:p text:style-name="Standard"/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(p∧~q)v(q∧~r)) ∧ (~(p∧~q)) → (q∧~r) <text:s/>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Standard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P23"><text:span text:style-name="Strong_20_Emphasis"><text:span text:style-name="T3">TESTE REALIZADO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1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Verificar se a proposição ~p implica logicamente em:</text:p>
            <text:p text:style-name="P11"><text:span text:style-name="Strong_20_Emphasis"><text:span text:style-name="T9">~p ∨ q</text:span></text:span></text:p>
            <text:p text:style-name="P18"> Avalie as conclusões abaixo e identifique com V, quando a alternativa estiver falando algo Verdadeiro e F quando for algo Falso:</text:p>
            <text:p text:style-name="P17"> </text:p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17"><text:soft-page-break/>(    )</text:p>
                </table:table-cell>
                <table:table-cell table:style-name="Tabela4.B1" office:value-type="string">
                  <text:p text:style-name="P17">Para verificar se a proposição ~p implica em ~p ∨ q, pode-se verificar, via tabela verdade, se é tautológica a condicional: ~p→~p∨q</text:p>
                </table:table-cell>
              </table:table-row>
              <table:table-row>
                <table:table-cell table:style-name="Tabela4.A1" office:value-type="string">
                  <text:p text:style-name="P17">(    )</text:p>
                </table:table-cell>
                <table:table-cell table:style-name="Tabela4.B2" office:value-type="string">
                  <text:p text:style-name="P17">O argumento ~p ⇒ ~p ∨ q corresponde à regra de inferência Adição disjuntiva (AD), sendo assim uma implicação lógica válida.</text:p>
                </table:table-cell>
              </table:table-row>
              <table:table-row>
                <table:table-cell table:style-name="Tabela4.A1" office:value-type="string">
                  <text:p text:style-name="P17">(    )</text:p>
                </table:table-cell>
                <table:table-cell table:style-name="Tabela4.B2" office:value-type="string">
                  <text:p text:style-name="P17">Outra forma de representar a verificação solicitada é a seguinte: ~p∨q⇒~p.</text:p>
                </table:table-cell>
              </table:table-row>
            </table:table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V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F V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F F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V V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F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V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Corret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10.00</text:span><text:line-break/><text:line-break/><draw:frame draw:style-name="fr3" draw:name="Imagem1" text:anchor-type="as-char" svg:width="15.346cm" svg:height="0.053cm" draw:z-index="0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2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Verifique se p é uma premissa conclusiva das premissas abaixo:</text:p>
            <text:p text:style-name="P17"> </text:p>
            <text:p text:style-name="P17">p ↔ ~q</text:p>
            <text:p text:style-name="P17">p v q</text:p>
            <text:p text:style-name="P17">q</text:p>
            <text:p text:style-name="P17"> </text:p>
            <text:p text:style-name="P17">Isto é:</text:p>
            <text:p text:style-name="P17">Verifique a implicação (p↔~q) ∧ (pvq) ∧ q ⇒ p</text:p>
            <text:p text:style-name="P17"> </text:p>
            <text:p text:style-name="P17">Avalie as conclusões abaixo e identifique com V, quando a alternativa estiver falando algo Verdadeiro e F quando for algo Falso:</text:p>
            <text:p text:style-name="P17"> </text:p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17">(    )</text:p>
                </table:table-cell>
                <table:table-cell table:style-name="Tabela5.B1" office:value-type="string">
                  <text:p text:style-name="P17">A implicação (p↔~q)∧(pvq)∧q→p é inválida devido ao resultado da <text:soft-page-break/>tabela verdade ser V V F V</text:p>
                </table:table-cell>
              </table:table-row>
              <table:table-row>
                <table:table-cell table:style-name="Tabela5.A1" office:value-type="string">
                  <text:p text:style-name="P17">(    )</text:p>
                </table:table-cell>
                <table:table-cell table:style-name="Tabela5.B2" office:value-type="string">
                  <text:p text:style-name="P17">Para verificar a validade da implicação (p↔~q)∧(pvq)∧q ⇒ p via tabela verdade, há um teorema que diz: será válida a implicação se o resultado da tabela de (p↔~q)∧(pvq)∧q→p for uma condicional tautológica.</text:p>
                </table:table-cell>
              </table:table-row>
              <table:table-row>
                <table:table-cell table:style-name="Tabela5.A1" office:value-type="string">
                  <text:p text:style-name="P17">(    )</text:p>
                </table:table-cell>
                <table:table-cell table:style-name="Tabela5.B2" office:value-type="string">
                  <text:p text:style-name="P17">Considere A: (p↔~q)∧(pvq)∧q e B: p. A implicação A⇒B só será válida se na tabelas verdade não for encontrada qualquer linha de V⇒F ao comparar as colunas da tabelas de A e B.</text:p>
                </table:table-cell>
              </table:table-row>
            </table:table>
            <text:p text:style-name="P17">           </text:p>
            <text:p text:style-name="P17">           </text:p>
            <text:p text:style-name="P17">OBS: Ao construir uma tabela verdade, inicie as colunas das proposições componentes com o valor lógico “V”.</text:p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V F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V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V V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V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F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V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0.00</text:span><text:line-break/><text:line-break/><draw:frame draw:style-name="fr3" draw:name="Imagem2" text:anchor-type="as-char" svg:width="15.346cm" svg:height="0.053cm" draw:z-index="1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3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Verifique a implicação:</text:p>
            <text:p text:style-name="P17"> </text:p>
            <text:p text:style-name="P17">p ∧ q → r</text:p>
            <text:p text:style-name="P17">q → r ∧ s</text:p>
            <text:p text:style-name="P17">________________</text:p>
            <text:p text:style-name="P17">     ~p v ~q</text:p>
            <text:p text:style-name="P17"> </text:p>
            <text:p text:style-name="P17"><text:soft-page-break/>Complete as lacunas:</text:p>
            <text:p text:style-name="P17"> </text:p>
            <text:p text:style-name="P17">O resultado final da tabela verdade de (p∧q→r)∧(q→r∧s)→(~pv~q) é ________________ e por isso é uma implicação ________________.</text:p>
            <text:p text:style-name="P17"> </text:p>
            <text:p text:style-name="P17">OBS: Ao construir uma tabela verdade, inicie as colunas das proposições componentes com o valor lógico “V”.</text:p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FVVVVVVVVVVVVVVV, in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VVVVVVVVVVVVVFVV, in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VFVVVVVVVVVVVVVV, in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VVVVVVVVVVVVVVVV, in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VVVVVVVVVVVVVVVV, 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FVVVVVVVVVVVVVVV, inválid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Corret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10.00</text:span><text:line-break/><text:line-break/><draw:frame draw:style-name="fr3" draw:name="Imagem3" text:anchor-type="as-char" svg:width="15.346cm" svg:height="0.053cm" draw:z-index="2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5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Verificar se p implica em p∧q e se pvq implica em p.</text:p>
            <text:p text:style-name="P17"> </text:p>
            <text:p text:style-name="P17">Avalie as conclusões abaixo e identifique com V, quando a alternativa estiver falando algo Verdadeiro e F quando for algo Falso:</text:p>
            <text:p text:style-name="P17"> </text:p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17">(    )</text:p>
                </table:table-cell>
                <table:table-cell table:style-name="Tabela6.B1" office:value-type="string">
                  <text:p text:style-name="P17">A tabela verdade de p→(p∧q) resultou em V F V V e conclui-se que não é válida a implicação lógica p⇒p∧q</text:p>
                </table:table-cell>
              </table:table-row>
              <table:table-row>
                <table:table-cell table:style-name="Tabela6.A1" office:value-type="string">
                  <text:p text:style-name="P17">(    )</text:p>
                </table:table-cell>
                <table:table-cell table:style-name="Tabela6.B2" office:value-type="string">
                  <text:p text:style-name="P17">A implicação lógica p⇒p∧q é válida, pois representa a regra de inferência chamada Simplificação conjuntiva (SIM).</text:p>
                </table:table-cell>
              </table:table-row>
              <table:table-row>
                <table:table-cell table:style-name="Tabela6.A1" office:value-type="string">
                  <text:p text:style-name="P17">(    )</text:p>
                </table:table-cell>
                <table:table-cell table:style-name="Tabela6.B2" office:value-type="string">
                  <text:p text:style-name="P17">A tabela verdade de pvq→p resultou em uma tautologia, isto é, em V V V V, comprovando assim que é válida a implicação pvq⇒p</text:p>
                </table:table-cell>
              </table:table-row>
              <table:table-row>
                <table:table-cell table:style-name="Tabela6.A1" office:value-type="string">
                  <text:p text:style-name="P17"><text:soft-page-break/>(    )</text:p>
                </table:table-cell>
                <table:table-cell table:style-name="Tabela6.B2" office:value-type="string">
                  <text:p text:style-name="P17">Toda regra de inferência é um argumento válido.</text:p>
                </table:table-cell>
              </table:table-row>
            </table:table>
            <text:p text:style-name="P17">           </text:p>
            <text:p text:style-name="P17">OBS: Ao construir uma tabela verdade, inicie as colunas das proposições componentes com o valor lógico “V”.</text:p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V V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V F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V V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V F F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V F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V V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0.00</text:span><text:line-break/><text:line-break/><draw:frame draw:style-name="fr3" draw:name="Imagem5" text:anchor-type="as-char" svg:width="15.346cm" svg:height="0.053cm" draw:z-index="3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6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No argumento abaixo, provar que r é a concluinte dadas as cinco seguintes premissas:</text:p>
            <text:p text:style-name="P17"> </text:p>
            <text:p text:style-name="P17">p → q ∧ r</text:p>
            <text:p text:style-name="P17">p</text:p>
            <text:p text:style-name="P17">______________</text:p>
            <text:p text:style-name="P17">     ?????????</text:p>
            <text:p text:style-name="P17"> </text:p>
            <text:p text:style-name="P17">Abaixo temos os passos da verificação desta implicação, por meio do uso de regras de inferências. Complete as lacunas:</text:p>
            <text:p text:style-name="P17"> </text:p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17">1º. Combinado as premissas 1 e 2, ou seja, pode-se aplicar a regras Modus Ponens (PM):</text:p>
                  <text:p text:style-name="P17"> </text:p>
                  <text:p text:style-name="P17"><text:soft-page-break/> p → q∧r</text:p>
                  <text:p text:style-name="P17"> p</text:p>
                  <text:p text:style-name="P17">---------------</text:p>
                  <text:p text:style-name="P17">(______)    resultante do 1º passo</text:p>
                  <text:p text:style-name="P17"> </text:p>
                </table:table-cell>
              </table:table-row>
              <table:table-row>
                <table:table-cell table:style-name="Tabela7.A2" office:value-type="string">
                  <text:p text:style-name="P17">2º. Pegando proposição resultante do 1º passo, pode-se aplicar Simplificação conjuntiva (SIM) para obter a proposição desejada como concluinte:</text:p>
                  <text:p text:style-name="P17"> </text:p>
                  <text:p text:style-name="P17">(______)     resultante do 1º passo, onde aplicamos SIM</text:p>
                  <text:p text:style-name="P17">-----------------------</text:p>
                  <text:p text:style-name="P17">r           resultante do 2º passo e concluinte final</text:p>
                  <text:p text:style-name="P17"> </text:p>
                  <text:p text:style-name="P17"> </text:p>
                  <text:p text:style-name="P17"> </text:p>
                </table:table-cell>
              </table:table-row>
            </table:table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q∨r; 2º. q∨r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q∧r; 2º. q∧r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q; 2º. q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q; 2º. q∧r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r; 2º. q∧r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q∨r; 2º. q∨r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0.00</text:span><text:line-break/><text:line-break/><draw:frame draw:style-name="fr3" draw:name="Imagem6" text:anchor-type="as-char" svg:width="15.346cm" svg:height="0.053cm" draw:z-index="4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7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Relacione as colunas abaixo, considerando as denominadas Regras de Inferências:</text:p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A"/>
              <table:table-column table:style-name="Tabela8.E"/>
              <table:table-row>
                <table:table-cell table:style-name="Tabela8.A1" office:value-type="string">
                  <text:p text:style-name="P17">1</text:p>
                </table:table-cell>
                <table:table-cell table:style-name="Tabela8.B1" office:value-type="string">
                  <text:p text:style-name="P17">p ∧ s ⇒ p</text:p>
                </table:table-cell>
                <table:table-cell table:style-name="Tabela8.C1" office:value-type="string">
                  <text:p text:style-name="P17"> </text:p>
                </table:table-cell>
                <table:table-cell table:style-name="Tabela8.B1" office:value-type="string">
                  <text:p text:style-name="P17"> </text:p>
                </table:table-cell>
                <table:table-cell table:style-name="Tabela8.B1" office:value-type="string">
                  <text:p text:style-name="P17">Modus Tollens(MT)</text:p>
                </table:table-cell>
              </table:table-row>
              <table:table-row>
                <table:table-cell table:style-name="Tabela8.A2" office:value-type="string">
                  <text:p text:style-name="P17"><text:soft-page-break/>2</text:p>
                </table:table-cell>
                <table:table-cell table:style-name="Tabela8.B2" office:value-type="string">
                  <text:p text:style-name="P17">(p → q) ∧  p ⇒ q</text:p>
                </table:table-cell>
                <table:table-cell table:style-name="Tabela8.C1" office:value-type="string">
                  <text:p text:style-name="P17"> </text:p>
                </table:table-cell>
                <table:table-cell table:style-name="Tabela8.B2" office:value-type="string">
                  <text:p text:style-name="P17"> </text:p>
                </table:table-cell>
                <table:table-cell table:style-name="Tabela8.B2" office:value-type="string">
                  <text:p text:style-name="P17">Adição disjuntiva (AD)</text:p>
                </table:table-cell>
              </table:table-row>
              <table:table-row>
                <table:table-cell table:style-name="Tabela8.A2" office:value-type="string">
                  <text:p text:style-name="P17">3</text:p>
                </table:table-cell>
                <table:table-cell table:style-name="Tabela8.B2" office:value-type="string">
                  <text:p text:style-name="P17">(~r  → ~q) ∧ q ⇒ r</text:p>
                </table:table-cell>
                <table:table-cell table:style-name="Tabela8.C1" office:value-type="string">
                  <text:p text:style-name="P17"> </text:p>
                </table:table-cell>
                <table:table-cell table:style-name="Tabela8.B2" office:value-type="string">
                  <text:p text:style-name="P17"> </text:p>
                </table:table-cell>
                <table:table-cell table:style-name="Tabela8.B2" office:value-type="string">
                  <text:p text:style-name="P17">Simplificação conjuntiva(SIM)</text:p>
                </table:table-cell>
              </table:table-row>
              <table:table-row>
                <table:table-cell table:style-name="Tabela8.A2" office:value-type="string">
                  <text:p text:style-name="P17">4</text:p>
                </table:table-cell>
                <table:table-cell table:style-name="Tabela8.B2" office:value-type="string">
                  <text:p text:style-name="P17">p ⇒ p ∨ q</text:p>
                </table:table-cell>
                <table:table-cell table:style-name="Tabela8.C1" office:value-type="string">
                  <text:p text:style-name="P17"> </text:p>
                </table:table-cell>
                <table:table-cell table:style-name="Tabela8.B2" office:value-type="string">
                  <text:p text:style-name="P17"> </text:p>
                </table:table-cell>
                <table:table-cell table:style-name="Tabela8.B2" office:value-type="string">
                  <text:p text:style-name="P17">Modus Ponens(MP)</text:p>
                </table:table-cell>
              </table:table-row>
            </table:table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2,1,4,3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3,4,1,2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2,4,1,3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3,1,4,2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3,4,2,1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3,4,1,2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Corret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10.00</text:span><text:line-break/><text:line-break/><draw:frame draw:style-name="fr3" draw:name="Imagem7" text:anchor-type="as-char" svg:width="15.346cm" svg:height="0.053cm" draw:z-index="5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8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Analise a ilustração a seguir:</text:p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column table:style-name="Tabela9.E"/>
              <table:table-column table:style-name="Tabela9.F"/>
              <table:table-column table:style-name="Tabela9.G"/>
              <table:table-column table:style-name="Tabela9.H"/>
              <table:table-row>
                <table:table-cell table:style-name="Tabela9.A1" office:value-type="string">
                  <text:p text:style-name="P17"> </text:p>
                </table:table-cell>
                <table:table-cell table:style-name="Tabela9.B1" office:value-type="string">
                  <text:p text:style-name="P17"> </text:p>
                </table:table-cell>
                <table:table-cell table:style-name="Tabela9.B1" office:value-type="string">
                  <text:p text:style-name="P17"> </text:p>
                </table:table-cell>
                <table:table-cell table:style-name="Tabela9.D1" office:value-type="string">
                  <text:p text:style-name="P17"> </text:p>
                </table:table-cell>
                <table:table-cell table:style-name="Tabela9.B1" office:value-type="string">
                  <text:p text:style-name="P17"> </text:p>
                </table:table-cell>
                <table:table-cell table:style-name="Tabela9.F1" office:value-type="string">
                  <text:p text:style-name="P17"> </text:p>
                </table:table-cell>
                <table:table-cell table:style-name="Tabela9.G1" office:value-type="string">
                  <text:p text:style-name="P20">A</text:p>
                </table:table-cell>
                <table:table-cell table:style-name="Tabela9.H1" office:value-type="string">
                  <text:p text:style-name="P20">B</text:p>
                </table:table-cell>
              </table:table-row>
              <table:table-row>
                <table:table-cell table:style-name="Tabela9.A2" office:value-type="string">
                  <text:p text:style-name="P17"> </text:p>
                </table:table-cell>
                <table:table-cell table:style-name="Tabela9.F1" office:value-type="string">
                  <text:p text:style-name="P21">p</text:p>
                </table:table-cell>
                <table:table-cell table:style-name="Tabela9.F1" office:value-type="string">
                  <text:p text:style-name="P21">q</text:p>
                </table:table-cell>
                <table:table-cell table:style-name="Tabela9.D2" office:value-type="string">
                  <text:p text:style-name="P21">~p</text:p>
                </table:table-cell>
                <table:table-cell table:style-name="Tabela9.E2" office:value-type="string">
                  <text:p text:style-name="P21">~q</text:p>
                </table:table-cell>
                <table:table-cell table:style-name="Tabela9.F1" office:value-type="string">
                  <text:p text:style-name="P17"><text:span text:style-name="T17">p </text:span>→ <text:span text:style-name="T17">q</text:span></text:p>
                </table:table-cell>
                <table:table-cell table:style-name="Tabela9.G2" office:value-type="string">
                  <text:p text:style-name="P17"><text:span text:style-name="T17">~q </text:span>∧ <text:span text:style-name="T17">p </text:span>→ <text:span text:style-name="T17">q</text:span></text:p>
                </table:table-cell>
                <table:table-cell table:style-name="Tabela9.F1" office:value-type="string">
                  <text:p text:style-name="P17"><text:span text:style-name="T17">A </text:span>→ <text:span text:style-name="T17">~p</text:span></text:p>
                </table:table-cell>
              </table:table-row>
              <table:table-row>
                <table:table-cell table:style-name="Tabela9.A2" office:value-type="string">
                  <text:p text:style-name="P21">1.</text:p>
                </table:table-cell>
                <table:table-cell table:style-name="Tabela9.F1" office:value-type="string">
                  <text:p text:style-name="P21">V</text:p>
                </table:table-cell>
                <table:table-cell table:style-name="Tabela9.F1" office:value-type="string">
                  <text:p text:style-name="P21">V</text:p>
                </table:table-cell>
                <table:table-cell table:style-name="Tabela9.D3" office:value-type="string">
                  <text:p text:style-name="P21">F</text:p>
                </table:table-cell>
                <table:table-cell table:style-name="Tabela9.E3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  <table:table-cell table:style-name="Tabela9.G3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</table:table-row>
              <table:table-row>
                <table:table-cell table:style-name="Tabela9.A2" office:value-type="string">
                  <text:p text:style-name="P21">2.</text:p>
                </table:table-cell>
                <table:table-cell table:style-name="Tabela9.F1" office:value-type="string">
                  <text:p text:style-name="P21">V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D4" office:value-type="string">
                  <text:p text:style-name="P21">F</text:p>
                </table:table-cell>
                <table:table-cell table:style-name="Tabela9.E4" office:value-type="string">
                  <text:p text:style-name="P21">V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G4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</table:table-row>
              <table:table-row>
                <table:table-cell table:style-name="Tabela9.A2" office:value-type="string">
                  <text:p text:style-name="P21">3.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  <table:table-cell table:style-name="Tabela9.D5" office:value-type="string">
                  <text:p text:style-name="P21">V</text:p>
                </table:table-cell>
                <table:table-cell table:style-name="Tabela9.E5" office:value-type="string">
                  <text:p text:style-name="P21">F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G5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</table:table-row>
              <table:table-row>
                <table:table-cell table:style-name="Tabela9.A2" office:value-type="string">
                  <text:p text:style-name="P21">4.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D6" office:value-type="string">
                  <text:p text:style-name="P21">V</text:p>
                </table:table-cell>
                <table:table-cell table:style-name="Tabela9.E6" office:value-type="string">
                  <text:p text:style-name="P21">V</text:p>
                </table:table-cell>
                <table:table-cell table:style-name="Tabela9.F1" office:value-type="string">
                  <text:p text:style-name="P21">F</text:p>
                </table:table-cell>
                <table:table-cell table:style-name="Tabela9.G6" office:value-type="string">
                  <text:p text:style-name="P21">F</text:p>
                </table:table-cell>
                <table:table-cell table:style-name="Tabela9.F1" office:value-type="string">
                  <text:p text:style-name="P21">V</text:p>
                </table:table-cell>
              </table:table-row>
            </table:table>
            <text:p text:style-name="P17"> <text:line-break/>Marque a alternativa incorreta abaixo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Pode-se afirmar que ~q ∧ p → q é uma contradição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Pode-se afirmar que ~p ⇒ A, isto é ~p implica em 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Pode-se afirmar que (~q∧ p→q)→~p é uma condicional tautológic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Pode-se afirmar que B→A é uma contradição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Pode-se afirmar que é válida a implicação ~q ∧ p → q ⇒ ~p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Pode-se afirmar que ~q ∧ p → q é uma contradição.</text:p>
          </table:table-cell>
          <table:table-cell office:value-type="string">
            <text:p text:style-name="P15"/>
          </table:table-cell>
        </table:table-row>
        <text:soft-page-break/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0.00</text:span><text:line-break/><text:line-break/><draw:frame draw:style-name="fr3" draw:name="Imagem8" text:anchor-type="as-char" svg:width="15.346cm" svg:height="0.053cm" draw:z-index="6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9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Considere o argumento abaixo e preencha a lacuna:</text:p>
            <text:p text:style-name="P17"> </text:p>
            <table:table table:name="Tabela10" table:style-name="Tabela10">
              <table:table-column table:style-name="Tabela10.A"/>
              <table:table-column table:style-name="Tabela10.B"/>
              <table:table-row>
                <table:table-cell table:style-name="Tabela10.A1" office:value-type="string">
                  <text:p text:style-name="P17">Dilema Construtivo (DC)</text:p>
                </table:table-cell>
                <table:table-cell table:style-name="Tabela10.A1" office:value-type="string">
                  <text:p text:style-name="P17">( p→q ) ∧ ( r→s ) ∧ (______) ⇒ q∨s</text:p>
                </table:table-cell>
              </table:table-row>
            </table:table>
            <text:p text:style-name="P17"> </text:p>
            <text:p text:style-name="P17">Marque a alternativa que justifica e preenche corretamente a lacuna 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A premissa que preenche a lacuna é ~p∨~r. Na verdade, a regra de Inferência correta seria o Dilema Destrutivo (DD), pois, a concluinte traz as proposições q e s, que são as proposições que sucedem a → nas premissas p→q e r→s, respectivamente. Ou seja, se fosse Dilema Construtivo (DC), a concluinte teria que ser a proposição p∨r, que traz as proposições que antecedem a → nas premissas p→q e r→s, respectivamente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A premissa que preenche a lacuna é p∨r. Como a concluinte está dizendo que ocorreu a disjunção das proposições q e s, que são as proposições que sucedem a → nas premissas p→q e r→s, respectivamente, então obrigatoriamente a premissa que falta é p∨r , que possuiu as proposições p e r, que antecedem a → nas premissas p→q e r→s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Não há subsídios suficientes para identificar a premissa faltante na lacuna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Na verdade, a lacuna não precisa ser preenchida, pois a regra não é Dilema Construtivo (DC) e sim Silogismo Hipotético (SH), já que a concluinte é disjunção das proposições q e s, que são as proposições que sucedem a → nas premissas p→q e r→s, respectivamente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A premissa que preenche a lacuna é p∧r. Como a concluinte está dizendo que as proposições q e s ocorreram, que são as proposições que sucedem a → nas premissas p→q e r→s, respectivamente, então obrigatoriamente a premissa que falta é p∨r , que são as proposições que antecedem a → nas premissas p→q e r→s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A premissa que preenche a lacuna é ~p∨~r. Na verdade, a regra de Inferência correta seria o Dilema Destrutivo (DD), pois, a concluinte traz as proposições q e s, que são as proposições que sucedem a → nas premissas p→q e r→s, respectivamente. Ou seja, se fosse Dilema Construtivo (DC), a concluinte teria que ser a proposição p∨r, que traz as proposições que antecedem a → nas premissas p→q e r→s, respectivamente.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6"><text:span text:style-name="T8">Valor recebido: </text:span><text:span text:style-name="T14">0.00</text:span><text:line-break/><text:line-break/><draw:frame draw:style-name="fr3" draw:name="Imagem9" text:anchor-type="as-char" svg:width="15.346cm" svg:height="0.053cm" draw:z-index="7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Table_20_Contents"><text:span text:style-name="Strong_20_Emphasis"><text:span text:style-name="T10">Questão10</text:span></text:span><text:span text:style-name="T10"> </text:span><text:span text:style-name="T9"> </text:span>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table:number-columns-spanned="2" office:value-type="string">
            <text:p text:style-name="P17">   </text:p>
            <text:p text:style-name="P17">Verificar a validade ou não de cada um dos argumentos dados abaixo:</text:p>
            <text:p text:style-name="P17"><text:soft-page-break/> </text:p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p text:style-name="P17">(~p v  q) ∧ (p → r) ∧ (q ∨ ~r) ⇒ ~p</text:p>
                </table:table-cell>
              </table:table-row>
              <table:table-row>
                <table:table-cell table:style-name="Tabela11.A2" office:value-type="string">
                  <text:p text:style-name="P17">(p → q ∨ r) ∧ (q → ~p)  ⇒ (p ∧ q ∧ r)</text:p>
                </table:table-cell>
              </table:table-row>
              <table:table-row>
                <table:table-cell table:style-name="Tabela11.A2" office:value-type="string">
                  <text:p text:style-name="P17">(p ∨ q) ∧ (p → ~r) ∧ (q → s)  ⇒ ~r ∨ s</text:p>
                </table:table-cell>
              </table:table-row>
            </table:table>
            <text:p text:style-name="P17">OBS: Ao construir uma tabela verdade, inicie as colunas das proposições componentes com o valor lógico “V”.</text:p>
            <text:p text:style-name="P17">Avalie as conclusões abaixo e identifique com V, quando a alternativa estiver falando algo Verdadeiro e F quando for algo Falso:</text:p>
            <text:p text:style-name="P17"> </text:p>
            <table:table table:name="Tabela12" table:style-name="Tabela12">
              <table:table-column table:style-name="Tabela12.A"/>
              <table:table-column table:style-name="Tabela12.B"/>
              <table:table-row>
                <table:table-cell table:style-name="Tabela12.A1" office:value-type="string">
                  <text:p text:style-name="P17">(    )</text:p>
                </table:table-cell>
                <table:table-cell table:style-name="Tabela12.B1" office:value-type="string">
                  <text:p text:style-name="P17">É válida a implicação (~p v q) ∧ (p → r) ∧ (q ∨ ~r) ⇒ ~p</text:p>
                  <text:p text:style-name="P17"> </text:p>
                </table:table-cell>
              </table:table-row>
              <table:table-row>
                <table:table-cell table:style-name="Tabela12.A1" office:value-type="string">
                  <text:p text:style-name="P17">(    )</text:p>
                </table:table-cell>
                <table:table-cell table:style-name="Tabela12.B2" office:value-type="string">
                  <text:p text:style-name="P17">É inválida a implicação (p → q ∨ r) ∧ (q → ~p)  ⇒ (p ∧ q ∧ r )</text:p>
                  <text:p text:style-name="P17"> </text:p>
                </table:table-cell>
              </table:table-row>
              <table:table-row>
                <table:table-cell table:style-name="Tabela12.A1" office:value-type="string">
                  <text:p text:style-name="P17">(    )</text:p>
                </table:table-cell>
                <table:table-cell table:style-name="Tabela12.B2" office:value-type="string">
                  <text:p text:style-name="P17">É válida a implicação (p ∨ q) ∧ (p → ~r) ∧ (q → s)  ⇒ ~r ∨ s</text:p>
                  <text:p text:style-name="P17"> </text:p>
                </table:table-cell>
              </table:table-row>
            </table:table>
            <text:p text:style-name="P17">           </text:p>
            <text:p text:style-name="P17"> </text:p>
            <text:p text:style-name="P17">Marque a alternativa correta:</text:p>
          </table:table-cell>
          <table:covered-table-cell/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1 - F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2 - F V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3 - F V F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4 - V V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5 - V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6"> </text:p>
          </table:table-cell>
        </table:table-row>
        <table:table-row>
          <table:table-cell table:style-name="Tabela3.A1" office:value-type="string">
            <text:p text:style-name="P19">Sua resposta: F F V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9">Valor: Resposta Errada</text:p>
          </table:table-cell>
          <table:table-cell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22"><text:span text:style-name="T7">Valor recebido: </text:span>0.00</text:p>
          </table:table-cell>
          <table:table-cell office:value-type="string">
            <text:p text:style-name="P15"/>
          </table:table-cell>
        </table:table-row>
      </table:table>
      <text:p text:style-name="P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table:number-columns-spanned="2" office:value-type="string">
            <text:p text:style-name="Table_20_Contents"><text:span text:style-name="Strong_20_Emphasis"><text:span text:style-name="T13">Questão1</text:span></text:span><text:span text:style-name="T13"> </text:span> </text:p>
          </table:table-cell>
          <table:covered-table-cell/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table:number-columns-spanned="2" office:value-type="string">
            <text:p text:style-name="P7">  <text:span text:style-name="T11"> </text:span></text:p>
            <text:p text:style-name="P9">Verifique a implicação:</text:p>
            <text:p text:style-name="P9"><text:soft-page-break/> </text:p>
            <text:p text:style-name="P9">p → ~q</text:p>
            <text:p text:style-name="P9">~p → q</text:p>
            <text:p text:style-name="P9">_______________</text:p>
            <text:p text:style-name="P9">      p∧q</text:p>
            <text:p text:style-name="P9"> </text:p>
            <text:p text:style-name="P9">Complete as lacunas:</text:p>
            <text:p text:style-name="P9"> </text:p>
            <text:p text:style-name="P9">O resultado final da tabela verdade de (p→~q)∧(~p→q)→(p∧q) é ________________ e por isso é uma implicação ________________.</text:p>
            <text:p text:style-name="P9">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office:value-type="string">
            <text:p text:style-name="P10">1 - VF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2 - VV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3 - VFF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4 - FFF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5 - 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office:value-type="string">
            <text:p text:style-name="P10">Sua resposta: VF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Table_20_Contents"><text:span text:style-name="T13">Valor recebido: </text:span><text:span text:style-name="T16">10.00</text:span><text:line-break/><text:line-break/><draw:frame draw:style-name="fr3" draw:name="Imagem4" text:anchor-type="as-char" svg:width="15.346cm" svg:height="0.053cm" draw:z-index="8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table:number-columns-spanned="2" office:value-type="string">
            <text:p text:style-name="Table_20_Contents"><text:span text:style-name="Strong_20_Emphasis"><text:span text:style-name="T13">Questão2</text:span></text:span><text:span text:style-name="T13"> </text:span> </text:p>
          </table:table-cell>
          <table:covered-table-cell/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table:number-columns-spanned="2" office:value-type="string">
            <text:p text:style-name="P7">  <text:span text:style-name="T11"> </text:span></text:p>
            <text:p text:style-name="P9">Verificar a validade do seguinte argumento lógico:</text:p>
            <text:p text:style-name="P9"> </text:p>
            <text:p text:style-name="P9">p∧~q, q∨~r, s→r, p∧~s</text:p>
            <text:p text:style-name="P9"> </text:p>
            <text:p text:style-name="P9"><text:soft-page-break/>isto é:</text:p>
            <text:p text:style-name="P9">(p ∧ ~q) ∧ (q ∨ ~r) ∧ (s → r) ⇒ (p ∧ ~s)</text:p>
            <text:p text:style-name="P9"> </text:p>
            <text:p text:style-name="P9">Avalie as conclusões abaixo e identifique com V, quando a alternativa estiver falando algo Verdadeiro e F quando for algo Falso:</text:p>
            <text:p text:style-name="P9"> </text:p>
            <table:table table:name="Tabela14" table:style-name="Tabela14">
              <table:table-column table:style-name="Tabela14.A"/>
              <table:table-column table:style-name="Tabela14.B"/>
              <table:table-row>
                <table:table-cell table:style-name="Tabela14.A1" office:value-type="string">
                  <text:p text:style-name="P7">(    )</text:p>
                </table:table-cell>
                <table:table-cell table:style-name="Tabela14.B1" office:value-type="string">
                  <text:p text:style-name="P7">A implicação lógica é não é válida pois deu tautologia no resultado final da tabela verdade de  (p∧~q)∧(q∨~r)∧(s→ r)→(p∧~s)</text:p>
                  <text:p text:style-name="P7"> </text:p>
                </table:table-cell>
              </table:table-row>
              <table:table-row>
                <table:table-cell table:style-name="Tabela14.A1" office:value-type="string">
                  <text:p text:style-name="P7">(    )</text:p>
                </table:table-cell>
                <table:table-cell table:style-name="Tabela14.B2" office:value-type="string">
                  <text:p text:style-name="P7">Outra forma de representar um argumento lógico é a seguinte:</text:p>
                  <text:p text:style-name="P7">p∧~q</text:p>
                  <text:p text:style-name="P7">q∨~r</text:p>
                  <text:p text:style-name="P7">s→r</text:p>
                  <text:p text:style-name="P7">-----------</text:p>
                  <text:p text:style-name="P7">p∧~s</text:p>
                </table:table-cell>
              </table:table-row>
              <table:table-row>
                <table:table-cell table:style-name="Tabela14.A1" office:value-type="string">
                  <text:p text:style-name="P7">(    )</text:p>
                </table:table-cell>
                <table:table-cell table:style-name="Tabela14.B2" office:value-type="string">
                  <text:p text:style-name="P7">A validade de um argumento não é garantia da veracidade da conclusão, pois um argumento é também válido se tiver premissas falsas e uma conclusão também falsa</text:p>
                </table:table-cell>
              </table:table-row>
            </table:table>
            <text:p text:style-name="P9">           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office:value-type="string">
            <text:p text:style-name="P10">1 - V V V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2 - F V F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3 - F V V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4 - F F F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10">5 -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13.A1" office:value-type="string">
            <text:p text:style-name="P8"/>
          </table:table-cell>
          <table:table-cell table:style-name="Tabela13.A1" office:value-type="string">
            <text:p text:style-name="Table_20_Contents"> </text:p>
          </table:table-cell>
        </table:table-row>
        <table:table-row>
          <table:table-cell table:style-name="Tabela13.A1" office:value-type="string">
            <text:p text:style-name="P10">Sua resposta: V V V</text:p>
          </table:table-cell>
          <table:table-cell office:value-type="string">
            <text:p text:style-name="P8"/>
          </table:table-cell>
        </table:table-row>
      </table:table>
      <text:p text:style-name="P6"/>
      <text:p text:style-name="P6"/>
      <text:p text:style-name="P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Table_20_Contents"><text:span text:style-name="Strong_20_Emphasis"><text:span text:style-name="T13">Questão1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ext:soft-page-break/>
        <table:table-row>
          <table:table-cell table:style-name="Tabela15.A1" table:number-columns-spanned="2" office:value-type="string">
            <text:p text:style-name="P7">  <text:span text:style-name="T11"> </text:span></text:p>
            <text:p text:style-name="P9">Verifique a implicação:</text:p>
            <text:p text:style-name="P9"> </text:p>
            <text:p text:style-name="P9">p → ~q</text:p>
            <text:p text:style-name="P9">~p → q</text:p>
            <text:p text:style-name="P9">_______________</text:p>
            <text:p text:style-name="P9">      p∧q</text:p>
            <text:p text:style-name="P9"> </text:p>
            <text:p text:style-name="P9">Complete as lacunas:</text:p>
            <text:p text:style-name="P9"> </text:p>
            <text:p text:style-name="P9">O resultado final da tabela verdade de (p→~q)∧(~p→q)→(p∧q) é ________________ e por isso é uma implicação ________________.</text:p>
            <text:p text:style-name="P9">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1 - VF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2 - VV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3 - VFF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4 - FFF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5 - 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Sua resposta: VF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Table_20_Contents"><text:span text:style-name="T13">Valor recebido: </text:span><text:span text:style-name="T16">10.00</text:span><text:line-break/><text:line-break/><draw:frame draw:style-name="fr3" draw:name="Imagem10" text:anchor-type="as-char" svg:width="15.346cm" svg:height="0.053cm" draw:z-index="11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Table_20_Contents"><text:span text:style-name="Strong_20_Emphasis"><text:span text:style-name="T13">Questão2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P7">  <text:span text:style-name="T11"> </text:span></text:p>
            <text:p text:style-name="P9">Verificar a validade do seguinte argumento lógico:</text:p>
            <text:p text:style-name="P9"> </text:p>
            <text:p text:style-name="P9"><text:soft-page-break/>p∧~q, q∨~r, s→r, p∧~s</text:p>
            <text:p text:style-name="P9"> </text:p>
            <text:p text:style-name="P9">isto é:</text:p>
            <text:p text:style-name="P9">(p ∧ ~q) ∧ (q ∨ ~r) ∧ (s → r) ⇒ (p ∧ ~s)</text:p>
            <text:p text:style-name="P9"> </text:p>
            <text:p text:style-name="P9">Avalie as conclusões abaixo e identifique com V, quando a alternativa estiver falando algo Verdadeiro e F quando for algo Falso:</text:p>
            <text:p text:style-name="P9"> </text:p>
            <table:table table:name="Tabela16" table:style-name="Tabela16">
              <table:table-column table:style-name="Tabela16.A"/>
              <table:table-column table:style-name="Tabela16.B"/>
              <table:table-row>
                <table:table-cell table:style-name="Tabela16.A1" office:value-type="string">
                  <text:p text:style-name="P7">(    )</text:p>
                </table:table-cell>
                <table:table-cell table:style-name="Tabela16.B1" office:value-type="string">
                  <text:p text:style-name="P7">A implicação lógica é não é válida pois deu tautologia no resultado final da tabela verdade de  (p∧~q)∧(q∨~r)∧(s→ r)→(p∧~s)</text:p>
                  <text:p text:style-name="P7"> </text:p>
                </table:table-cell>
              </table:table-row>
              <table:table-row>
                <table:table-cell table:style-name="Tabela16.A1" office:value-type="string">
                  <text:p text:style-name="P7">(    )</text:p>
                </table:table-cell>
                <table:table-cell table:style-name="Tabela16.B2" office:value-type="string">
                  <text:p text:style-name="P7">Outra forma de representar um argumento lógico é a seguinte:</text:p>
                  <text:p text:style-name="P7">p∧~q</text:p>
                  <text:p text:style-name="P7">q∨~r</text:p>
                  <text:p text:style-name="P7">s→r</text:p>
                  <text:p text:style-name="P7">-----------</text:p>
                  <text:p text:style-name="P7">p∧~s</text:p>
                </table:table-cell>
              </table:table-row>
              <table:table-row>
                <table:table-cell table:style-name="Tabela16.A1" office:value-type="string">
                  <text:p text:style-name="P7">(    )</text:p>
                </table:table-cell>
                <table:table-cell table:style-name="Tabela16.B2" office:value-type="string">
                  <text:p text:style-name="P7">A validade de um argumento não é garantia da veracidade da conclusão, pois um argumento é também válido se tiver premissas falsas e uma conclusão também falsa</text:p>
                </table:table-cell>
              </table:table-row>
            </table:table>
            <text:p text:style-name="P9">           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1 - V V V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2 - F V F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3 - F V V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4 - F F F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5 -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Sua resposta: V V V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Valor: Resposta Errada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Table_20_Contents"><text:span text:style-name="T13">Valor recebido: </text:span><text:span text:style-name="T16">0.00</text:span><text:line-break/><text:soft-page-break/><text:line-break/><draw:frame draw:style-name="fr3" draw:name="Imagem11" text:anchor-type="as-char" svg:width="15.346cm" svg:height="0.053cm" draw:z-index="12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Table_20_Contents"><text:span text:style-name="Strong_20_Emphasis"><text:span text:style-name="T13">Questão3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P7">  <text:span text:style-name="T11"> </text:span></text:p>
            <text:p text:style-name="P9">Verifique a implicação:</text:p>
            <text:p text:style-name="P9"> </text:p>
            <text:p text:style-name="P9">(p ^ ~q ) v (q ^  ~r)</text:p>
            <text:p text:style-name="P9"><text:span text:style-name="T18">~(p ^  ~q)</text:span> </text:p>
            <text:p text:style-name="P9">q ^ ~r</text:p>
            <text:p text:style-name="P9"> </text:p>
            <text:p text:style-name="P9">Complete as lacunas:</text:p>
            <text:p text:style-name="P9"> </text:p>
            <text:p text:style-name="P9">O resultado final da tabela verdade de ((p∧~q)v(q∧~r)) ∧ (~(p∧~q)) → (q∧~r)  é ________________ e por isso é uma implicação ________________.</text:p>
            <text:p text:style-name="P9">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1 - VVVV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2 - VVVVVV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3 - VF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4 - VVVVVVV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5 - VVVVVF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Sua resposta: VVVV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Table_20_Contents"><text:span text:style-name="T13">Valor recebido: </text:span><text:span text:style-name="T16">10.00</text:span><text:line-break/><text:line-break/><draw:frame draw:style-name="fr3" draw:name="Imagem13" text:anchor-type="as-char" svg:width="15.346cm" svg:height="0.053cm" draw:z-index="13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Table_20_Contents"><text:span text:style-name="Strong_20_Emphasis"><text:span text:style-name="T13">Questão4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P7">  <text:span text:style-name="T11"> </text:span></text:p>
            <text:p text:style-name="P9"><text:soft-page-break/>Verifique a implicação:</text:p>
            <text:p text:style-name="P9"> </text:p>
            <text:p text:style-name="P9">p ∧ q → r</text:p>
            <text:p text:style-name="P9">q → r ∧ s</text:p>
            <text:p text:style-name="P9">________________</text:p>
            <text:p text:style-name="P9">     ~p v ~q</text:p>
            <text:p text:style-name="P9"> </text:p>
            <text:p text:style-name="P9">Complete as lacunas:</text:p>
            <text:p text:style-name="P9"> </text:p>
            <text:p text:style-name="P9">O resultado final da tabela verdade de (p∧q→r)∧(q→r∧s)→(~pv~q) é ________________ e por isso é uma implicação ________________.</text:p>
            <text:p text:style-name="P9">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1 - FVVVVVVVVV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2 - VVVVVVVVVVVVVF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3 - VFVVVVVVVV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4 - VVVVVVVVVV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5 - VVVVVVVVVVVV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Sua resposta: FVVVVVVVVV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Table_20_Contents"><text:span text:style-name="T13">Valor recebido: </text:span><text:span text:style-name="T16">10.00</text:span><text:line-break/><text:line-break/><draw:frame draw:style-name="fr3" draw:name="Imagem14" text:anchor-type="as-char" svg:width="15.346cm" svg:height="0.053cm" draw:z-index="14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Table_20_Contents"><text:span text:style-name="Strong_20_Emphasis"><text:span text:style-name="T13">Questão5</text:span></text:span><text:span text:style-name="T13"> </text:span> 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table:number-columns-spanned="2" office:value-type="string">
            <text:p text:style-name="P7">  <text:span text:style-name="T11"> </text:span></text:p>
            <text:p text:style-name="P9">Analise a ilustração a seguir:</text:p>
            <table:table table:name="Tabela17" table:style-name="Tabela17">
              <table:table-column table:style-name="Tabela17.A"/>
              <table:table-column table:style-name="Tabela17.B"/>
              <table:table-column table:style-name="Tabela17.C"/>
              <table:table-column table:style-name="Tabela17.D"/>
              <table:table-column table:style-name="Tabela17.E"/>
              <table:table-column table:style-name="Tabela17.F"/>
              <table:table-column table:style-name="Tabela17.G"/>
              <table:table-column table:style-name="Tabela17.H"/>
              <table:table-row>
                <table:table-cell table:style-name="Tabela17.A1" office:value-type="string">
                  <text:p text:style-name="P7"> </text:p>
                </table:table-cell>
                <table:table-cell table:style-name="Tabela17.B1" office:value-type="string">
                  <text:p text:style-name="P7"> </text:p>
                </table:table-cell>
                <table:table-cell table:style-name="Tabela17.B1" office:value-type="string">
                  <text:p text:style-name="P7"> </text:p>
                </table:table-cell>
                <table:table-cell table:style-name="Tabela17.D1" office:value-type="string">
                  <text:p text:style-name="P7"> </text:p>
                </table:table-cell>
                <table:table-cell table:style-name="Tabela17.B1" office:value-type="string">
                  <text:p text:style-name="P7"> </text:p>
                </table:table-cell>
                <table:table-cell table:style-name="Tabela17.F1" office:value-type="string">
                  <text:p text:style-name="P7"> </text:p>
                </table:table-cell>
                <table:table-cell table:style-name="Tabela17.G1" office:value-type="string">
                  <text:p text:style-name="P13">A</text:p>
                </table:table-cell>
                <table:table-cell table:style-name="Tabela17.H1" office:value-type="string">
                  <text:p text:style-name="P13">B</text:p>
                </table:table-cell>
              </table:table-row>
              <table:table-row>
                <table:table-cell table:style-name="Tabela17.A2" office:value-type="string">
                  <text:p text:style-name="P7"> </text:p>
                </table:table-cell>
                <table:table-cell table:style-name="Tabela17.F1" office:value-type="string">
                  <text:p text:style-name="P12">p</text:p>
                </table:table-cell>
                <table:table-cell table:style-name="Tabela17.F1" office:value-type="string">
                  <text:p text:style-name="P12">q</text:p>
                </table:table-cell>
                <table:table-cell table:style-name="Tabela17.D2" office:value-type="string">
                  <text:p text:style-name="P12">~p</text:p>
                </table:table-cell>
                <table:table-cell table:style-name="Tabela17.E2" office:value-type="string">
                  <text:p text:style-name="P12">~q</text:p>
                </table:table-cell>
                <table:table-cell table:style-name="Tabela17.F1" office:value-type="string">
                  <text:p text:style-name="P7"><text:span text:style-name="T17">p </text:span>→ <text:span text:style-name="T17">q</text:span></text:p>
                </table:table-cell>
                <table:table-cell table:style-name="Tabela17.G2" office:value-type="string">
                  <text:p text:style-name="P7"><text:span text:style-name="T17">~q </text:span>∧ <text:span text:style-name="T17">p </text:span>→ <text:span text:style-name="T17">q</text:span></text:p>
                </table:table-cell>
                <table:table-cell table:style-name="Tabela17.F1" office:value-type="string">
                  <text:p text:style-name="P7"><text:span text:style-name="T17">A </text:span>→ <text:span text:style-name="T17">~p</text:span><text:soft-page-break/></text:p>
                </table:table-cell>
              </table:table-row>
              <table:table-row>
                <table:table-cell table:style-name="Tabela17.A2" office:value-type="string">
                  <text:p text:style-name="P12">1.</text:p>
                </table:table-cell>
                <table:table-cell table:style-name="Tabela17.F1" office:value-type="string">
                  <text:p text:style-name="P12">V</text:p>
                </table:table-cell>
                <table:table-cell table:style-name="Tabela17.F1" office:value-type="string">
                  <text:p text:style-name="P12">V</text:p>
                </table:table-cell>
                <table:table-cell table:style-name="Tabela17.D3" office:value-type="string">
                  <text:p text:style-name="P12">F</text:p>
                </table:table-cell>
                <table:table-cell table:style-name="Tabela17.E3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  <table:table-cell table:style-name="Tabela17.G3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</table:table-row>
              <table:table-row>
                <table:table-cell table:style-name="Tabela17.A2" office:value-type="string">
                  <text:p text:style-name="P12">2.</text:p>
                </table:table-cell>
                <table:table-cell table:style-name="Tabela17.F1" office:value-type="string">
                  <text:p text:style-name="P12">V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D4" office:value-type="string">
                  <text:p text:style-name="P12">F</text:p>
                </table:table-cell>
                <table:table-cell table:style-name="Tabela17.E4" office:value-type="string">
                  <text:p text:style-name="P12">V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G4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</table:table-row>
              <table:table-row>
                <table:table-cell table:style-name="Tabela17.A2" office:value-type="string">
                  <text:p text:style-name="P12">3.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  <table:table-cell table:style-name="Tabela17.D5" office:value-type="string">
                  <text:p text:style-name="P12">V</text:p>
                </table:table-cell>
                <table:table-cell table:style-name="Tabela17.E5" office:value-type="string">
                  <text:p text:style-name="P12">F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G5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</table:table-row>
              <table:table-row>
                <table:table-cell table:style-name="Tabela17.A2" office:value-type="string">
                  <text:p text:style-name="P12">4.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D6" office:value-type="string">
                  <text:p text:style-name="P12">V</text:p>
                </table:table-cell>
                <table:table-cell table:style-name="Tabela17.E6" office:value-type="string">
                  <text:p text:style-name="P12">V</text:p>
                </table:table-cell>
                <table:table-cell table:style-name="Tabela17.F1" office:value-type="string">
                  <text:p text:style-name="P12">F</text:p>
                </table:table-cell>
                <table:table-cell table:style-name="Tabela17.G6" office:value-type="string">
                  <text:p text:style-name="P12">F</text:p>
                </table:table-cell>
                <table:table-cell table:style-name="Tabela17.F1" office:value-type="string">
                  <text:p text:style-name="P12">V</text:p>
                </table:table-cell>
              </table:table-row>
            </table:table>
            <text:p text:style-name="P9"> <text:line-break/>Marque a alternativa incorreta abaixo:</text:p>
          </table:table-cell>
          <table:covered-table-cell/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1 - Pode-se afirmar que ~q ∧ p → q é uma contradição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2 - Pode-se afirmar que ~p ⇒ A, isto é ~p implica em 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3 - Pode-se afirmar que (~q∧ p→q)→~p é uma condicional tautológic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4 - Pode-se afirmar que B→A é uma contradição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5 - Pode-se afirmar que é válida a implicação ~q ∧ p → q ⇒ ~p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Table_20_Contents"> </text:p>
          </table:table-cell>
        </table:table-row>
        <table:table-row>
          <table:table-cell table:style-name="Tabela15.A1" office:value-type="string">
            <text:p text:style-name="P10">Sua resposta: Pode-se afirmar que ~p ⇒ A, isto é ~p implica em A.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5.A1" office:value-type="string">
            <text:p text:style-name="P14"><text:span text:style-name="T12">Valor recebido: </text:span><text:span text:style-name="T15">10.00</text:span></text:p>
          </table:table-cell>
          <table:table-cell office:value-type="string">
            <text:p text:style-name="P8"/>
          </table:table-cell>
        </table:table-row>
      </table:table>
      <text:p text:style-name="P6"/>
      <text:p text:style-name="P6"/>
      <text:p text:style-name="P6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Table_20_Contents"><text:span text:style-name="Strong_20_Emphasis"><text:span text:style-name="T13">Questão6</text:span></text:span><text:span text:style-name="T13"> </text:span> </text:p>
          </table:table-cell>
          <table:covered-table-cell/>
        </table:table-row>
        <table:table-row>
          <table:table-cell table:style-name="Tabela18.A1" office:value-type="string">
            <text:p text:style-name="P8"/>
          </table:table-cell>
          <table:table-cell table:style-name="Tabela18.A1" office:value-type="string">
            <text:p text:style-name="Table_20_Contents"> </text:p>
          </table:table-cell>
        </table:table-row>
        <table:table-row>
          <table:table-cell table:style-name="Tabela18.A1" table:number-columns-spanned="2" office:value-type="string">
            <text:p text:style-name="P7">  <text:span text:style-name="T11"> </text:span></text:p>
            <text:p text:style-name="P9">No argumento abaixo, provar que r é a concluinte dadas as cinco seguintes premissas:</text:p>
            <text:p text:style-name="P9"> </text:p>
            <text:p text:style-name="P9">p → q ∧ r</text:p>
            <text:p text:style-name="P9">p</text:p>
            <text:p text:style-name="P9">______________</text:p>
            <text:p text:style-name="P9">     ?????????</text:p>
            <text:p text:style-name="P9"> </text:p>
            <text:p text:style-name="P9">Abaixo temos os passos da verificação desta implicação, por meio do uso de regras de inferências. Complete as lacunas:</text:p>
            <text:p text:style-name="P9"> </text:p>
            <table:table table:name="Tabela19" table:style-name="Tabela19">
              <table:table-column table:style-name="Tabela19.A"/>
              <table:table-row>
                <table:table-cell table:style-name="Tabela19.A1" office:value-type="string">
                  <text:p text:style-name="P7">1º. Combinado as premissas 1 e 2, ou seja, pode-se aplicar a regras Modus Ponens (PM):</text:p>
                  <text:p text:style-name="P7"><text:soft-page-break/> </text:p>
                  <text:p text:style-name="P7"> p → q∧r</text:p>
                  <text:p text:style-name="P7"> p</text:p>
                  <text:p text:style-name="P7">---------------</text:p>
                  <text:p text:style-name="P7">(______)    resultante do 1º passo</text:p>
                  <text:p text:style-name="P7"> </text:p>
                </table:table-cell>
              </table:table-row>
              <table:table-row>
                <table:table-cell table:style-name="Tabela19.A2" office:value-type="string">
                  <text:p text:style-name="P7">2º. Pegando proposição resultante do 1º passo, pode-se aplicar Simplificação conjuntiva (SIM) para obter a proposição desejada como concluinte:</text:p>
                  <text:p text:style-name="P7"> </text:p>
                  <text:p text:style-name="P7">(______)     resultante do 1º passo, onde aplicamos SIM</text:p>
                  <text:p text:style-name="P7">-----------------------</text:p>
                  <text:p text:style-name="P7">r           resultante do 2º passo e concluinte final</text:p>
                  <text:p text:style-name="P7"> </text:p>
                  <text:p text:style-name="P7"> </text:p>
                  <text:p text:style-name="P7"> </text:p>
                </table:table-cell>
              </table:table-row>
            </table:table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18.A1" office:value-type="string">
            <text:p text:style-name="P8"/>
          </table:table-cell>
          <table:table-cell table:style-name="Tabela18.A1" office:value-type="string">
            <text:p text:style-name="Table_20_Contents"> </text:p>
          </table:table-cell>
        </table:table-row>
        <table:table-row>
          <table:table-cell table:style-name="Tabela18.A1" office:value-type="string">
            <text:p text:style-name="P10">1 - q∨r; 2º. q∨r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0">2 - q∧r; 2º. q∧r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0">3 - q; 2º. q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0">4 - q; 2º. q∧r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0">5 - r; 2º. q∧r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8"/>
          </table:table-cell>
          <table:table-cell table:style-name="Tabela18.A1" office:value-type="string">
            <text:p text:style-name="Table_20_Contents"> </text:p>
          </table:table-cell>
        </table:table-row>
        <table:table-row>
          <table:table-cell table:style-name="Tabela18.A1" office:value-type="string">
            <text:p text:style-name="P10">Sua resposta: q∧r; 2º. q∧r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18.A1" office:value-type="string">
            <text:p text:style-name="P14"><text:span text:style-name="T12">Valor recebido: </text:span><text:span text:style-name="T15">10.00</text:span></text:p>
          </table:table-cell>
          <table:table-cell office:value-type="string">
            <text:p text:style-name="P8"/>
          </table:table-cell>
        </table:table-row>
      </table:table>
      <text:p text:style-name="P6"/>
      <text:p text:style-name="P6"/>
      <text:p text:style-name="P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Table_20_Contents"><text:span text:style-name="Strong_20_Emphasis"><text:span text:style-name="T13">Questão7</text:span></text:span><text:span text:style-name="T13"> </text:span> </text:p>
          </table:table-cell>
          <table:covered-table-cell/>
        </table:table-row>
        <table:table-row>
          <table:table-cell table:style-name="Tabela20.A1" office:value-type="string">
            <text:p text:style-name="P8"/>
          </table:table-cell>
          <table:table-cell table:style-name="Tabela20.A1" office:value-type="string">
            <text:p text:style-name="Table_20_Contents"> </text:p>
          </table:table-cell>
        </table:table-row>
        <table:table-row>
          <table:table-cell table:style-name="Tabela20.A1" table:number-columns-spanned="2" office:value-type="string">
            <text:p text:style-name="P7">  <text:span text:style-name="T11"> </text:span></text:p>
            <text:p text:style-name="P9">Verifique se p é uma premissa conclusiva das premissas abaixo:</text:p>
            <text:p text:style-name="P9"><text:soft-page-break/>1. ~p v q</text:p>
            <text:p text:style-name="P9">2. q v s</text:p>
            <text:p text:style-name="P9">3. ~s</text:p>
            <text:p text:style-name="P9"> </text:p>
            <text:p text:style-name="P9">Isto é:</text:p>
            <text:p text:style-name="P9">Verifique a implicação (~pvq)∧(qvs)∧~s ⇒ p</text:p>
            <text:p text:style-name="P9"> </text:p>
            <text:p text:style-name="P9">Avalie as conclusões abaixo e identifique com V, quando a alternativa estiver falando algo Verdadeiro e F quando for algo Falso:</text:p>
            <text:p text:style-name="P9"> </text:p>
            <table:table table:name="Tabela21" table:style-name="Tabela21">
              <table:table-column table:style-name="Tabela21.A"/>
              <table:table-column table:style-name="Tabela21.B"/>
              <table:table-row>
                <table:table-cell table:style-name="Tabela21.A1" office:value-type="string">
                  <text:p text:style-name="P7">(    )</text:p>
                </table:table-cell>
                <table:table-cell table:style-name="Tabela21.B1" office:value-type="string">
                  <text:p text:style-name="P7">A implicação (~pvq)∧(qvs)∧~s→p não é válida devido ao resultado da tabela verdade ser VVVVVFVV</text:p>
                </table:table-cell>
              </table:table-row>
              <table:table-row>
                <table:table-cell table:style-name="Tabela21.A1" office:value-type="string">
                  <text:p text:style-name="P7">(    )</text:p>
                </table:table-cell>
                <table:table-cell table:style-name="Tabela21.B2" office:value-type="string">
                  <text:p text:style-name="P7">Para verificar a validade da implicação (~pvq)∧(qvs)∧~s⇒p via tabela verdade, há um teorema que diz: será válida a implicação se o resultado da tabela de (~pvq)∧(qvs)∧~s→p não for uma condicional tautológica.</text:p>
                </table:table-cell>
              </table:table-row>
              <table:table-row>
                <table:table-cell table:style-name="Tabela21.A1" office:value-type="string">
                  <text:p text:style-name="P7">(    )</text:p>
                </table:table-cell>
                <table:table-cell table:style-name="Tabela21.B2" office:value-type="string">
                  <text:p text:style-name="P7">Considere A: (~pvq)∧(qvs)∧~s→p e B: p. A implicação A⇒B não é válida pois na 6 linha da tabela verdade ocorreu a situação V⇒F, quando comparadas as colunas de A e de B.</text:p>
                </table:table-cell>
              </table:table-row>
            </table:table>
            <text:p text:style-name="P9">           </text:p>
            <text:p text:style-name="P9">           </text:p>
            <text:p text:style-name="P9">OBS: Ao construir 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20.A1" office:value-type="string">
            <text:p text:style-name="P8"/>
          </table:table-cell>
          <table:table-cell table:style-name="Tabela20.A1" office:value-type="string">
            <text:p text:style-name="Table_20_Contents"> </text:p>
          </table:table-cell>
        </table:table-row>
        <table:table-row>
          <table:table-cell table:style-name="Tabela20.A1" office:value-type="string">
            <text:p text:style-name="P10">1 - V V V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0">2 - V F F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0">3 - F F F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0">4 - F V V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0">5 -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8"/>
          </table:table-cell>
          <table:table-cell table:style-name="Tabela20.A1" office:value-type="string">
            <text:p text:style-name="Table_20_Contents"> </text:p>
          </table:table-cell>
        </table:table-row>
        <table:table-row>
          <table:table-cell table:style-name="Tabela20.A1" office:value-type="string">
            <text:p text:style-name="P10">Sua resposta: V F F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0">Valor: Resposta Errada</text:p>
          </table:table-cell>
          <table:table-cell office:value-type="string">
            <text:p text:style-name="P8"/>
          </table:table-cell>
        </table:table-row>
        <table:table-row>
          <table:table-cell table:style-name="Tabela20.A1" office:value-type="string">
            <text:p text:style-name="P14"><text:span text:style-name="T12">Valor recebido: </text:span><text:span text:style-name="T15">0.00</text:span></text:p>
          </table:table-cell>
          <table:table-cell office:value-type="string">
            <text:p text:style-name="P8"/>
          </table:table-cell>
        </table:table-row>
      </table:table>
      <text:p text:style-name="P6"/>
      <text:p text:style-name="P6"><text:soft-page-break/></text:p>
      <text:p text:style-name="P6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Table_20_Contents"><text:span text:style-name="Strong_20_Emphasis"><text:span text:style-name="T13">Questão7</text:span></text:span><text:span text:style-name="T13"> </text:span> </text:p>
          </table:table-cell>
          <table:covered-table-cell/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table:number-columns-spanned="2" office:value-type="string">
            <text:p text:style-name="P7">  <text:span text:style-name="T11"> </text:span></text:p>
            <text:p text:style-name="P9">Verifique se p é uma premissa conclusiva das premissas abaixo:</text:p>
            <text:p text:style-name="P9">1. ~p v q</text:p>
            <text:p text:style-name="P9">2. q v s</text:p>
            <text:p text:style-name="P9">3. ~s</text:p>
            <text:p text:style-name="P9"> </text:p>
            <text:p text:style-name="P9">Isto é:</text:p>
            <text:p text:style-name="P9">Verifique a implicação (~pvq)∧(qvs)∧~s ⇒ p</text:p>
            <text:p text:style-name="P9"> </text:p>
            <text:p text:style-name="P9">Avalie as conclusões abaixo e identifique com V, quando a alternativa estiver falando algo Verdadeiro e F quando for algo Falso:</text:p>
            <text:p text:style-name="P9"> </text:p>
            <table:table table:name="Tabela23" table:style-name="Tabela23">
              <table:table-column table:style-name="Tabela23.A"/>
              <table:table-column table:style-name="Tabela23.B"/>
              <table:table-row>
                <table:table-cell table:style-name="Tabela23.A1" office:value-type="string">
                  <text:p text:style-name="P7">(    )</text:p>
                </table:table-cell>
                <table:table-cell table:style-name="Tabela23.B1" office:value-type="string">
                  <text:p text:style-name="P7">A implicação (~pvq)∧(qvs)∧~s→p não é válida devido ao resultado da tabela verdade ser VVVVVFVV</text:p>
                </table:table-cell>
              </table:table-row>
              <table:table-row>
                <table:table-cell table:style-name="Tabela23.A1" office:value-type="string">
                  <text:p text:style-name="P7">(    )</text:p>
                </table:table-cell>
                <table:table-cell table:style-name="Tabela23.B2" office:value-type="string">
                  <text:p text:style-name="P7">Para verificar a validade da implicação (~pvq)∧(qvs)∧~s⇒p via tabela verdade, há um teorema que diz: será válida a implicação se o resultado da tabela de (~pvq)∧(qvs)∧~s→p não for uma condicional tautológica.</text:p>
                </table:table-cell>
              </table:table-row>
              <table:table-row>
                <table:table-cell table:style-name="Tabela23.A1" office:value-type="string">
                  <text:p text:style-name="P7">(    )</text:p>
                </table:table-cell>
                <table:table-cell table:style-name="Tabela23.B2" office:value-type="string">
                  <text:p text:style-name="P7">Considere A: (~pvq)∧(qvs)∧~s→p e B: p. A implicação A⇒B não é válida pois na 6 linha da tabela verdade ocorreu a situação V⇒F, quando comparadas as colunas de A e de B.</text:p>
                </table:table-cell>
              </table:table-row>
            </table:table>
            <text:p text:style-name="P9">           </text:p>
            <text:p text:style-name="P9">           </text:p>
            <text:p text:style-name="P9">OBS: Ao construir 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office:value-type="string">
            <text:p text:style-name="P10">1 - V V V</text:p>
          </table:table-cell>
          <table:table-cell office:value-type="string">
            <text:p text:style-name="P8"/>
          </table:table-cell>
        </table:table-row>
        <text:soft-page-break/>
        <table:table-row>
          <table:table-cell table:style-name="Tabela22.A1" office:value-type="string">
            <text:p text:style-name="P10">2 - V F F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3 - F F F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4 - F V V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5 -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office:value-type="string">
            <text:p text:style-name="P10">Sua resposta: V F F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Valor: Resposta Errada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Table_20_Contents"><text:span text:style-name="T13">Valor recebido: </text:span><text:span text:style-name="T16">0.00</text:span><text:line-break/><text:line-break/><draw:frame draw:style-name="fr3" draw:name="Imagem15" text:anchor-type="as-char" svg:width="15.346cm" svg:height="0.053cm" draw:z-index="16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table:number-columns-spanned="2" office:value-type="string">
            <text:p text:style-name="Table_20_Contents"><text:span text:style-name="Strong_20_Emphasis"><text:span text:style-name="T13">Questão8</text:span></text:span><text:span text:style-name="T13"> </text:span> </text:p>
          </table:table-cell>
          <table:covered-table-cell/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table:number-columns-spanned="2" office:value-type="string">
            <text:p text:style-name="P7">  <text:span text:style-name="T11"> </text:span></text:p>
            <text:p text:style-name="P9">Verifique a implicação:</text:p>
            <text:p text:style-name="P9"> </text:p>
            <text:p text:style-name="P9">~(c v d) → e</text:p>
            <text:p text:style-name="P9">~(c v d)</text:p>
            <text:p text:style-name="P9"><draw:frame draw:style-name="fr1" draw:name="Moldura2" text:anchor-type="char" svg:width="2.064cm" draw:z-index="15"><draw:text-box fo:min-height="0.053cm"><text:p text:style-name="P24"><draw:frame draw:style-name="fr3" draw:name="Imagem16" text:anchor-type="as-char" svg:width="2.064cm" svg:height="0.053cm" draw:z-index="17"><draw:image xlink:href="../../../../../../C:/Users/GUILHE~1.YAL/AppData/Local/Temp/msohtmlclip1/01/clip_image001.gif" xlink:type="simple" xlink:show="embed" xlink:actuate="onLoad"/></draw:frame></text:p></draw:text-box></draw:frame>   e</text:p>
            <text:p text:style-name="P9"> </text:p>
            <text:p text:style-name="P9">Complete as lacunas:</text:p>
            <text:p text:style-name="P9"> </text:p>
            <text:p text:style-name="P9">O resultado final da tabela verdade de (~(cvd)→e) ∧ ~(cvd) → e  é ________________ e por isso é uma implicação ________________.</text:p>
            <text:p text:style-name="P9">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office:value-type="string">
            <text:p text:style-name="P10">1 - VVVVVVVV, 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2 - VVVVVV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3 - VFVVVV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4 - VVVVVVVF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5 - VVVVVFV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8"/>
          </table:table-cell>
          <table:table-cell table:style-name="Tabela22.A1" office:value-type="string">
            <text:p text:style-name="Table_20_Contents"> </text:p>
          </table:table-cell>
        </table:table-row>
        <table:table-row>
          <table:table-cell table:style-name="Tabela22.A1" office:value-type="string">
            <text:p text:style-name="P10">Sua resposta: VVVVVVFV, inválida.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0">Valor: Resposta Errada</text:p>
          </table:table-cell>
          <table:table-cell office:value-type="string">
            <text:p text:style-name="P8"/>
          </table:table-cell>
        </table:table-row>
        <table:table-row>
          <table:table-cell table:style-name="Tabela22.A1" office:value-type="string">
            <text:p text:style-name="P14"><text:span text:style-name="T12">Valor recebido: </text:span><text:span text:style-name="T15">0.00</text:span></text:p>
          </table:table-cell>
          <table:table-cell office:value-type="string">
            <text:p text:style-name="P8"/>
          </table:table-cell>
        </table:table-row>
      </table:table>
      <text:p text:style-name="P6"/>
      <text:p text:style-name="P6"><text:soft-page-break/>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Table_20_Contents"><text:span text:style-name="Strong_20_Emphasis"><text:span text:style-name="T13">Questão9</text:span></text:span><text:span text:style-name="T13"> </text:span> </text:p>
          </table:table-cell>
          <table:covered-table-cell/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table:number-columns-spanned="2" office:value-type="string">
            <text:p text:style-name="P7">  <text:span text:style-name="T11"> </text:span></text:p>
            <text:p text:style-name="P9">Verificar se p implica em p∧q e se pvq implica em p.</text:p>
            <text:p text:style-name="P9"> </text:p>
            <text:p text:style-name="P9">Avalie as conclusões abaixo e identifique com V, quando a alternativa estiver falando algo Verdadeiro e F quando for algo Falso:</text:p>
            <text:p text:style-name="P9"> </text:p>
            <table:table table:name="Tabela25" table:style-name="Tabela25">
              <table:table-column table:style-name="Tabela25.A"/>
              <table:table-column table:style-name="Tabela25.B"/>
              <table:table-row>
                <table:table-cell table:style-name="Tabela25.A1" office:value-type="string">
                  <text:p text:style-name="P7">(    )</text:p>
                </table:table-cell>
                <table:table-cell table:style-name="Tabela25.B1" office:value-type="string">
                  <text:p text:style-name="P7">A tabela verdade de p→(p∧q) resultou em V F V V e conclui-se que não é válida a implicação lógica p⇒p∧q</text:p>
                </table:table-cell>
              </table:table-row>
              <table:table-row>
                <table:table-cell table:style-name="Tabela25.A1" office:value-type="string">
                  <text:p text:style-name="P7">(    )</text:p>
                </table:table-cell>
                <table:table-cell table:style-name="Tabela25.B2" office:value-type="string">
                  <text:p text:style-name="P7">A implicação lógica p⇒p∧q é válida, pois representa a regra de inferência chamada Simplificação conjuntiva (SIM).</text:p>
                </table:table-cell>
              </table:table-row>
              <table:table-row>
                <table:table-cell table:style-name="Tabela25.A1" office:value-type="string">
                  <text:p text:style-name="P7">(    )</text:p>
                </table:table-cell>
                <table:table-cell table:style-name="Tabela25.B2" office:value-type="string">
                  <text:p text:style-name="P7">A tabela verdade de pvq→p resultou em uma tautologia, isto é, em V V V V, comprovando assim que é válida a implicação pvq⇒p</text:p>
                </table:table-cell>
              </table:table-row>
              <table:table-row>
                <table:table-cell table:style-name="Tabela25.A1" office:value-type="string">
                  <text:p text:style-name="P7">(    )</text:p>
                </table:table-cell>
                <table:table-cell table:style-name="Tabela25.B2" office:value-type="string">
                  <text:p text:style-name="P7">Toda regra de inferência é um argumento válido.</text:p>
                </table:table-cell>
              </table:table-row>
            </table:table>
            <text:p text:style-name="P9">           </text:p>
            <text:p text:style-name="P9">OBS: Ao construir uma tabela verdade, inicie as colunas das proposições componentes com o valor lógico “V”.</text:p>
            <text:p text:style-name="P9"> </text:p>
            <text:p text:style-name="P9">Marque a alternativa correta:</text:p>
          </table:table-cell>
          <table:covered-table-cell/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10">1 - V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2 - V F F V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3 - V V F V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4 - V F F F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5 - V F V F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10">Sua resposta: V F F V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Valor: Resposta Correta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Table_20_Contents"><text:span text:style-name="T13">Valor recebido: </text:span><text:span text:style-name="T16">10.00</text:span><text:line-break/><text:line-break/><draw:frame draw:style-name="fr3" draw:name="Imagem17" text:anchor-type="as-char" svg:width="15.346cm" svg:height="0.053cm" draw:z-index="18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table:number-columns-spanned="2" office:value-type="string">
            <text:p text:style-name="Table_20_Contents"><text:span text:style-name="Strong_20_Emphasis"><text:span text:style-name="T13">Questão10</text:span></text:span><text:span text:style-name="T13"> </text:span> </text:p>
          </table:table-cell>
          <table:covered-table-cell/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table:number-columns-spanned="2" office:value-type="string">
            <text:p text:style-name="P7">  <text:span text:style-name="T11"> </text:span></text:p>
            <text:p text:style-name="P9"><text:soft-page-break/>Analise a ilustração a seguir:</text:p>
            <text:p text:style-name="P9"> </text:p>
            <table:table table:name="Tabela26" table:style-name="Tabela26">
              <table:table-column table:style-name="Tabela26.A"/>
              <table:table-column table:style-name="Tabela26.B"/>
              <table:table-column table:style-name="Tabela26.C"/>
              <table:table-column table:style-name="Tabela26.D" table:number-columns-repeated="2"/>
              <table:table-column table:style-name="Tabela26.F"/>
              <table:table-row>
                <table:table-cell table:style-name="Tabela26.A1" office:value-type="string">
                  <text:p text:style-name="P7"> </text:p>
                </table:table-cell>
                <table:table-cell table:style-name="Tabela26.B1" office:value-type="string">
                  <text:p text:style-name="P7"> </text:p>
                </table:table-cell>
                <table:table-cell table:style-name="Tabela26.C1" office:value-type="string">
                  <text:p text:style-name="P7"> </text:p>
                </table:table-cell>
                <table:table-cell table:style-name="Tabela26.A1" office:value-type="string">
                  <text:p text:style-name="P7">A</text:p>
                </table:table-cell>
                <table:table-cell table:style-name="Tabela26.A1" office:value-type="string">
                  <text:p text:style-name="P7">B</text:p>
                </table:table-cell>
                <table:table-cell table:style-name="Tabela26.A1" office:value-type="string">
                  <text:p text:style-name="P7"> </text:p>
                </table:table-cell>
              </table:table-row>
              <table:table-row>
                <table:table-cell table:style-name="Tabela26.A2" office:value-type="string">
                  <text:p text:style-name="P7"> </text:p>
                </table:table-cell>
                <table:table-cell table:style-name="Tabela26.C1" office:value-type="string">
                  <text:p text:style-name="P7">p</text:p>
                </table:table-cell>
                <table:table-cell table:style-name="Tabela26.C1" office:value-type="string">
                  <text:p text:style-name="P7">q</text:p>
                </table:table-cell>
                <table:table-cell table:style-name="Tabela26.A1" office:value-type="string">
                  <text:p text:style-name="P7">p ∧ q</text:p>
                </table:table-cell>
                <table:table-cell table:style-name="Tabela26.A1" office:value-type="string">
                  <text:p text:style-name="P7">p ↔ q</text:p>
                </table:table-cell>
                <table:table-cell table:style-name="Tabela26.A1" office:value-type="string">
                  <text:p text:style-name="P7">A → B</text:p>
                </table:table-cell>
              </table:table-row>
              <table:table-row>
                <table:table-cell table:style-name="Tabela26.A2" office:value-type="string">
                  <text:p text:style-name="P7">1.</text:p>
                </table:table-cell>
                <table:table-cell table:style-name="Tabela26.C1" office:value-type="string">
                  <text:p text:style-name="P7">V</text:p>
                </table:table-cell>
                <table:table-cell table:style-name="Tabela26.C1" office:value-type="string">
                  <text:p text:style-name="P7">V</text:p>
                </table:table-cell>
                <table:table-cell table:style-name="Tabela26.A1" office:value-type="string">
                  <text:p text:style-name="P7">V</text:p>
                </table:table-cell>
                <table:table-cell table:style-name="Tabela26.A1" office:value-type="string">
                  <text:p text:style-name="P7">V</text:p>
                </table:table-cell>
                <table:table-cell table:style-name="Tabela26.A1" office:value-type="string">
                  <text:p text:style-name="P7">V</text:p>
                </table:table-cell>
              </table:table-row>
              <table:table-row>
                <table:table-cell table:style-name="Tabela26.A2" office:value-type="string">
                  <text:p text:style-name="P7">2.</text:p>
                </table:table-cell>
                <table:table-cell table:style-name="Tabela26.C1" office:value-type="string">
                  <text:p text:style-name="P7">V</text:p>
                </table:table-cell>
                <table:table-cell table:style-name="Tabela26.C1" office:value-type="string">
                  <text:p text:style-name="P7">F</text:p>
                </table:table-cell>
                <table:table-cell table:style-name="Tabela26.A1" office:value-type="string">
                  <text:p text:style-name="P7">F</text:p>
                </table:table-cell>
                <table:table-cell table:style-name="Tabela26.A1" office:value-type="string">
                  <text:p text:style-name="P7">F</text:p>
                </table:table-cell>
                <table:table-cell table:style-name="Tabela26.A1" office:value-type="string">
                  <text:p text:style-name="P7">V</text:p>
                </table:table-cell>
              </table:table-row>
              <table:table-row>
                <table:table-cell table:style-name="Tabela26.A2" office:value-type="string">
                  <text:p text:style-name="P7">3.</text:p>
                </table:table-cell>
                <table:table-cell table:style-name="Tabela26.C1" office:value-type="string">
                  <text:p text:style-name="P7">F</text:p>
                </table:table-cell>
                <table:table-cell table:style-name="Tabela26.C1" office:value-type="string">
                  <text:p text:style-name="P7">V</text:p>
                </table:table-cell>
                <table:table-cell table:style-name="Tabela26.A1" office:value-type="string">
                  <text:p text:style-name="P7">F</text:p>
                </table:table-cell>
                <table:table-cell table:style-name="Tabela26.A1" office:value-type="string">
                  <text:p text:style-name="P7">F</text:p>
                </table:table-cell>
                <table:table-cell table:style-name="Tabela26.A1" office:value-type="string">
                  <text:p text:style-name="P7">V</text:p>
                </table:table-cell>
              </table:table-row>
              <table:table-row>
                <table:table-cell table:style-name="Tabela26.A2" office:value-type="string">
                  <text:p text:style-name="P7">4.</text:p>
                </table:table-cell>
                <table:table-cell table:style-name="Tabela26.C1" office:value-type="string">
                  <text:p text:style-name="P7">F</text:p>
                </table:table-cell>
                <table:table-cell table:style-name="Tabela26.C1" office:value-type="string">
                  <text:p text:style-name="P7">F</text:p>
                </table:table-cell>
                <table:table-cell table:style-name="Tabela26.A1" office:value-type="string">
                  <text:p text:style-name="P7">F</text:p>
                </table:table-cell>
                <table:table-cell table:style-name="Tabela26.A1" office:value-type="string">
                  <text:p text:style-name="P7">V</text:p>
                </table:table-cell>
                <table:table-cell table:style-name="Tabela26.A1" office:value-type="string">
                  <text:p text:style-name="P7">V</text:p>
                </table:table-cell>
              </table:table-row>
            </table:table>
            <text:p text:style-name="P9"><text:line-break/>Marque a alternativa correta abaixo:</text:p>
          </table:table-cell>
          <table:covered-table-cell/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10">1 - Pode-se afirmar que p ↔ q ⇒ p ∧ q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2 - Não se pode afirmar que A ⇒ B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3 - Pode-se afirmar que A ↔B e A ⇒ B representam a operação condicional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4 - Pode-se afirmar que p ∧ q ⇒ p ↔ q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5 - Pode-se afirmar que A↔B é uma contradição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10">Sua resposta: Pode-se afirmar que p ↔ q ⇒ p ∧ q.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10">Valor: Resposta Errada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Table_20_Contents"><text:span text:style-name="T13">Valor recebido: </text:span><text:span text:style-name="T16">0.00</text:span><text:line-break/><text:line-break/><draw:frame draw:style-name="fr3" draw:name="Imagem18" text:anchor-type="as-char" svg:width="15.346cm" svg:height="0.053cm" draw:z-index="19"><draw:image xlink:href="Pictures/10000000000002A3000000028585BCFC68647B3F.gif" xlink:type="simple" xlink:show="embed" xlink:actuate="onLoad" draw:mime-type="image/gif"/></draw:frame></text:p>
          </table:table-cell>
          <table:table-cell office:value-type="string">
            <text:p text:style-name="P8"/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  <table:table-row>
          <table:table-cell table:style-name="Tabela24.A1" office:value-type="string">
            <text:p text:style-name="P8"/>
          </table:table-cell>
          <table:table-cell table:style-name="Tabela24.A1" office:value-type="string">
            <text:p text:style-name="Table_20_Contents"> 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, serif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2:14:24.751260213</meta:creation-date>
    <dc:date>2023-05-30T03:06:50.243221534</dc:date>
    <meta:editing-duration>PT20M43S</meta:editing-duration>
    <meta:editing-cycles>8</meta:editing-cycles>
    <meta:generator>LibreOffice/7.3.7.2$Linux_X86_64 LibreOffice_project/30$Build-2</meta:generator>
    <meta:document-statistic meta:table-count="26" meta:image-count="18" meta:object-count="0" meta:page-count="31" meta:paragraph-count="1151" meta:word-count="4719" meta:character-count="25506" meta:non-whitespace-character-count="20635"/>
  </office:meta>
</office:document-meta>
</file>